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313in" fo:margin-left="0.0667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1.375in"/>
    </style:style>
    <style:style style:name="Table1.E" style:family="table-column">
      <style:table-column-properties style:column-width="1.2667in"/>
    </style:style>
    <style:style style:name="Table1.F" style:family="table-column">
      <style:table-column-properties style:column-width="1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margin-left="0in" fo:margin-right="0in" fo:margin-top="0.0201in" fo:margin-bottom="0.0402in" loext:contextual-spacing="false" style:line-height-at-least="0.139in" fo:text-indent="0in" style:auto-text-indent="false"/>
    </style:style>
    <style:style style:name="P2" style:family="paragraph" style:parent-style-name="Default">
      <style:paragraph-properties fo:margin-left="0in" fo:margin-right="0in" fo:margin-top="0.0201in" fo:margin-bottom="0.0402in" loext:contextual-spacing="false" style:line-height-at-least="0.139in" fo:text-align="start" style:justify-single-word="false" fo:text-indent="0in" style:auto-text-indent="false"/>
    </style:style>
    <style:style style:name="P3" style:family="paragraph" style:parent-style-name="Default">
      <style:paragraph-properties fo:margin-left="0in" fo:margin-right="0in" fo:margin-top="0.1654in" fo:margin-bottom="0.0827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P4" style:family="paragraph" style:parent-style-name="Default">
      <style:paragraph-properties fo:margin-left="0in" fo:margin-right="0in" fo:margin-top="0.0866in" fo:margin-bottom="0.0043in" loext:contextual-spacing="false" style:line-height-at-least="0.139in" fo:text-align="start" style:justify-single-word="false" fo:text-indent="0in" style:auto-text-indent="false"/>
      <style:text-properties fo:color="#00549f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P5" style:family="paragraph" style:parent-style-name="Standard">
      <style:text-properties officeooo:rsid="00289a5c" officeooo:paragraph-rsid="00289a5c"/>
    </style:style>
    <style:style style:name="P6" style:family="paragraph" style:parent-style-name="Standard">
      <style:text-properties officeooo:rsid="002ea307" officeooo:paragraph-rsid="002ea307"/>
    </style:style>
    <style:style style:name="P7" style:family="paragraph" style:parent-style-name="Standard">
      <style:text-properties officeooo:rsid="002f0e68" officeooo:paragraph-rsid="002f0e68"/>
    </style:style>
    <style:style style:name="P8" style:family="paragraph" style:parent-style-name="Table_20_Contents">
      <style:text-properties officeooo:rsid="001b6a3b"/>
    </style:style>
    <style:style style:name="P9" style:family="paragraph" style:parent-style-name="Table_20_Contents">
      <style:text-properties officeooo:rsid="001b6a3b" officeooo:paragraph-rsid="001b6a3b"/>
    </style:style>
    <style:style style:name="P10" style:family="paragraph" style:parent-style-name="Table_20_Contents">
      <style:text-properties officeooo:rsid="001b6a3b" officeooo:paragraph-rsid="001cb38e"/>
    </style:style>
    <style:style style:name="P11" style:family="paragraph" style:parent-style-name="Table_20_Contents">
      <style:text-properties officeooo:rsid="001b6a3b" officeooo:paragraph-rsid="002979d0"/>
    </style:style>
    <style:style style:name="P12" style:family="paragraph" style:parent-style-name="Table_20_Contents">
      <style:text-properties officeooo:rsid="001b6a3b" officeooo:paragraph-rsid="00305cb0"/>
    </style:style>
    <style:style style:name="P13" style:family="paragraph" style:parent-style-name="Table_20_Contents">
      <style:text-properties officeooo:paragraph-rsid="001b6a3b"/>
    </style:style>
    <style:style style:name="P14" style:family="paragraph" style:parent-style-name="Table_20_Contents">
      <style:text-properties officeooo:rsid="001cb38e" officeooo:paragraph-rsid="001cb38e"/>
    </style:style>
    <style:style style:name="P15" style:family="paragraph" style:parent-style-name="Table_20_Contents">
      <style:text-properties officeooo:paragraph-rsid="001cb38e"/>
    </style:style>
    <style:style style:name="P16" style:family="paragraph" style:parent-style-name="Table_20_Contents">
      <style:text-properties officeooo:rsid="001cf0e6"/>
    </style:style>
    <style:style style:name="P17" style:family="paragraph" style:parent-style-name="Table_20_Contents">
      <style:text-properties officeooo:rsid="001cf0e6" officeooo:paragraph-rsid="001cf0e6"/>
    </style:style>
    <style:style style:name="P18" style:family="paragraph" style:parent-style-name="Table_20_Contents">
      <style:text-properties officeooo:rsid="001f4c07" officeooo:paragraph-rsid="001f4c07"/>
    </style:style>
    <style:style style:name="P19" style:family="paragraph" style:parent-style-name="Table_20_Contents">
      <style:text-properties officeooo:rsid="00204a26" officeooo:paragraph-rsid="00204a26"/>
    </style:style>
    <style:style style:name="P20" style:family="paragraph" style:parent-style-name="Table_20_Contents">
      <style:text-properties officeooo:rsid="00204f92" officeooo:paragraph-rsid="00204f92"/>
    </style:style>
    <style:style style:name="P21" style:family="paragraph" style:parent-style-name="Table_20_Contents">
      <style:text-properties officeooo:rsid="00236e0a" officeooo:paragraph-rsid="00236e0a"/>
    </style:style>
    <style:style style:name="P22" style:family="paragraph" style:parent-style-name="Table_20_Contents">
      <style:text-properties officeooo:rsid="00292ca4" officeooo:paragraph-rsid="00292ca4"/>
    </style:style>
    <style:style style:name="P23" style:family="paragraph" style:parent-style-name="Table_20_Contents">
      <style:text-properties officeooo:rsid="002979d0" officeooo:paragraph-rsid="002979d0"/>
    </style:style>
    <style:style style:name="P24" style:family="paragraph" style:parent-style-name="Table_20_Contents">
      <style:text-properties officeooo:rsid="002979d0" officeooo:paragraph-rsid="001b6a3b"/>
    </style:style>
    <style:style style:name="P25" style:family="paragraph" style:parent-style-name="Table_20_Contents">
      <style:text-properties officeooo:rsid="002979d0" officeooo:paragraph-rsid="002a5616"/>
    </style:style>
    <style:style style:name="P26" style:family="paragraph" style:parent-style-name="Table_20_Contents">
      <style:text-properties officeooo:rsid="002979d0" officeooo:paragraph-rsid="00305cb0"/>
    </style:style>
    <style:style style:name="P27" style:family="paragraph" style:parent-style-name="Table_20_Contents">
      <style:text-properties officeooo:rsid="002979d0" officeooo:paragraph-rsid="002a5616" fo:background-color="#fff200"/>
    </style:style>
    <style:style style:name="P28" style:family="paragraph" style:parent-style-name="Table_20_Contents">
      <style:text-properties officeooo:paragraph-rsid="001b6a3b" fo:background-color="#fff200"/>
    </style:style>
    <style:style style:name="P29" style:family="paragraph" style:parent-style-name="Table_20_Contents">
      <style:text-properties officeooo:paragraph-rsid="001cb38e" fo:background-color="#fff200"/>
    </style:style>
    <style:style style:name="P30" style:family="paragraph" style:parent-style-name="Table_20_Contents">
      <style:text-properties officeooo:rsid="002ea307" officeooo:paragraph-rsid="002ea307"/>
    </style:style>
    <style:style style:name="P31" style:family="paragraph" style:parent-style-name="Table_20_Contents">
      <style:text-properties officeooo:rsid="00305cb0" officeooo:paragraph-rsid="00305cb0"/>
    </style:style>
    <style:style style:name="P32" style:family="paragraph" style:parent-style-name="Table_20_Contents">
      <style:text-properties officeooo:rsid="00305cb0" officeooo:paragraph-rsid="00338517"/>
    </style:style>
    <style:style style:name="P33" style:family="paragraph" style:parent-style-name="Table_20_Contents">
      <style:text-properties officeooo:rsid="0031b9ca" officeooo:paragraph-rsid="0031b9ca"/>
    </style:style>
    <style:style style:name="P34" style:family="paragraph" style:parent-style-name="Table_20_Contents">
      <style:text-properties officeooo:rsid="00338517" officeooo:paragraph-rsid="00338517"/>
    </style:style>
    <style:style style:name="P35" style:family="paragraph" style:parent-style-name="Table_20_Contents">
      <style:text-properties officeooo:rsid="0036f2eb" officeooo:paragraph-rsid="0036f2eb"/>
    </style:style>
    <style:style style:name="P36" style:family="paragraph" style:parent-style-name="Table_20_Contents">
      <style:text-properties officeooo:rsid="0039f24c" officeooo:paragraph-rsid="0039f24c"/>
    </style:style>
    <style:style style:name="P37" style:family="paragraph" style:parent-style-name="Table_20_Contents">
      <style:text-properties officeooo:rsid="003a3b22" officeooo:paragraph-rsid="003a3b22"/>
    </style:style>
    <style:style style:name="P38" style:family="paragraph" style:parent-style-name="Table_20_Contents">
      <style:text-properties officeooo:paragraph-rsid="001cb38e" fo:background-color="#fcc79b"/>
    </style:style>
    <style:style style:name="P39" style:family="paragraph" style:parent-style-name="Table_20_Contents">
      <style:text-properties officeooo:rsid="0040905e" officeooo:paragraph-rsid="0040905e"/>
    </style:style>
    <style:style style:name="P40" style:family="paragraph" style:parent-style-name="Table_20_Contents">
      <style:text-properties officeooo:rsid="0040905e" officeooo:paragraph-rsid="0041da51"/>
    </style:style>
    <style:style style:name="P41" style:family="paragraph" style:parent-style-name="Table_20_Contents">
      <style:text-properties officeooo:rsid="0040905e" officeooo:paragraph-rsid="00434dff"/>
    </style:style>
    <style:style style:name="P42" style:family="paragraph" style:parent-style-name="Table_20_Contents">
      <style:text-properties officeooo:rsid="0040905e" officeooo:paragraph-rsid="0045b7d6"/>
    </style:style>
    <style:style style:name="P43" style:family="paragraph" style:parent-style-name="Table_20_Contents">
      <style:text-properties style:text-underline-style="solid" style:text-underline-width="auto" style:text-underline-color="font-color" officeooo:rsid="0041da51" officeooo:paragraph-rsid="0041da51" fo:background-color="transparent"/>
    </style:style>
    <style:style style:name="P44" style:family="paragraph" style:parent-style-name="Table_20_Contents">
      <style:text-properties style:text-underline-style="solid" style:text-underline-width="auto" style:text-underline-color="font-color" officeooo:rsid="0041da51" officeooo:paragraph-rsid="0041da51"/>
    </style:style>
    <style:style style:name="P45" style:family="paragraph" style:parent-style-name="Table_20_Contents">
      <style:text-properties style:text-underline-style="none" officeooo:rsid="0040905e" officeooo:paragraph-rsid="0041da51"/>
    </style:style>
    <style:style style:name="P46" style:family="paragraph" style:parent-style-name="Table_20_Contents">
      <style:text-properties style:text-underline-style="none" officeooo:rsid="0040905e" officeooo:paragraph-rsid="00434dff"/>
    </style:style>
    <style:style style:name="P47" style:family="paragraph" style:parent-style-name="Table_20_Contents">
      <style:text-properties style:text-underline-style="none" officeooo:rsid="00434dff" officeooo:paragraph-rsid="00434dff"/>
    </style:style>
    <style:style style:name="P48" style:family="paragraph" style:parent-style-name="Table_20_Contents">
      <style:text-properties style:text-line-through-style="solid" style:text-line-through-type="single" officeooo:rsid="0040905e" officeooo:paragraph-rsid="00434dff"/>
    </style:style>
    <style:style style:name="P49" style:family="paragraph" style:parent-style-name="Table_20_Contents">
      <style:text-properties officeooo:rsid="0045b7d6" officeooo:paragraph-rsid="0045b7d6"/>
    </style:style>
    <style:style style:name="P50" style:family="paragraph" style:parent-style-name="Table_20_Contents">
      <style:text-properties officeooo:rsid="0047e238" officeooo:paragraph-rsid="0047e238"/>
    </style:style>
    <style:style style:name="P51" style:family="paragraph" style:parent-style-name="Table_20_Contents">
      <style:text-properties officeooo:rsid="0048eb40" officeooo:paragraph-rsid="0048eb40"/>
    </style:style>
    <style:style style:name="P52" style:family="paragraph" style:parent-style-name="Table_20_Contents">
      <style:text-properties officeooo:rsid="0048eb40" officeooo:paragraph-rsid="004d1cbd"/>
    </style:style>
    <style:style style:name="P53" style:family="paragraph" style:parent-style-name="Table_20_Contents">
      <style:text-properties officeooo:rsid="004a7132" officeooo:paragraph-rsid="004a7132"/>
    </style:style>
    <style:style style:name="P54" style:family="paragraph" style:parent-style-name="Defaul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officeooo:rsid="00289a5c" officeooo:paragraph-rsid="00289a5c" style:letter-kerning="true" style:font-size-asian="14pt" style:font-style-asian="normal" style:font-weight-asian="bold" style:text-emphasize="none"/>
    </style:style>
    <style:style style:name="P55" style:family="paragraph" style:parent-style-name="Table_20_Contents">
      <style:text-properties officeooo:rsid="00434dff" officeooo:paragraph-rsid="00434dff"/>
    </style:style>
    <style:style style:name="P56" style:family="paragraph" style:parent-style-name="Table_20_Contents">
      <style:text-properties officeooo:paragraph-rsid="001cb38e"/>
    </style:style>
    <style:style style:name="P57" style:family="paragraph" style:parent-style-name="Table_20_Contents">
      <style:text-properties officeooo:rsid="004fc928" officeooo:paragraph-rsid="004fc928"/>
    </style:style>
    <style:style style:name="P58" style:family="paragraph" style:parent-style-name="Table_20_Contents">
      <style:text-properties officeooo:rsid="004fc928" officeooo:paragraph-rsid="0050d686"/>
    </style:style>
    <style:style style:name="P59" style:family="paragraph" style:parent-style-name="Table_20_Contents">
      <style:text-properties style:text-line-through-style="none" style:text-line-through-type="none" officeooo:rsid="004fc928" officeooo:paragraph-rsid="004fc928"/>
    </style:style>
    <style:style style:name="P60" style:family="paragraph" style:parent-style-name="Table_20_Contents">
      <style:text-properties officeooo:rsid="0050d686" officeooo:paragraph-rsid="0050d686"/>
    </style:style>
    <style:style style:name="P61" style:family="paragraph" style:parent-style-name="Table_20_Contents">
      <style:text-properties officeooo:rsid="0050d686" officeooo:paragraph-rsid="005300b2"/>
    </style:style>
    <style:style style:name="P62" style:family="paragraph" style:parent-style-name="Table_20_Contents">
      <style:text-properties officeooo:rsid="0050d686" officeooo:paragraph-rsid="0053cce4"/>
    </style:style>
    <style:style style:name="P63" style:family="paragraph" style:parent-style-name="Table_20_Contents">
      <style:text-properties officeooo:rsid="0050d686" officeooo:paragraph-rsid="0055b52f"/>
    </style:style>
    <style:style style:name="P64" style:family="paragraph" style:parent-style-name="Table_20_Contents">
      <style:text-properties officeooo:rsid="0050d686" officeooo:paragraph-rsid="00560cdc"/>
    </style:style>
    <style:style style:name="P65" style:family="paragraph" style:parent-style-name="Table_20_Contents">
      <style:text-properties officeooo:rsid="0050d686" officeooo:paragraph-rsid="00579914"/>
    </style:style>
    <style:style style:name="P66" style:family="paragraph" style:parent-style-name="Table_20_Contents">
      <style:text-properties officeooo:rsid="0050d686" officeooo:paragraph-rsid="005ac56b"/>
    </style:style>
    <style:style style:name="P67" style:family="paragraph" style:parent-style-name="Table_20_Contents">
      <style:text-properties officeooo:rsid="0052a40a" officeooo:paragraph-rsid="0052a40a"/>
    </style:style>
    <style:style style:name="P68" style:family="paragraph" style:parent-style-name="Table_20_Contents">
      <style:text-properties officeooo:rsid="005300b2" officeooo:paragraph-rsid="005300b2"/>
    </style:style>
    <style:style style:name="P69" style:family="paragraph" style:parent-style-name="Table_20_Contents">
      <style:text-properties officeooo:rsid="005300b2" officeooo:paragraph-rsid="0053cce4"/>
    </style:style>
    <style:style style:name="P70" style:family="paragraph" style:parent-style-name="Table_20_Contents">
      <style:text-properties officeooo:rsid="005300b2" officeooo:paragraph-rsid="0055b52f"/>
    </style:style>
    <style:style style:name="P71" style:family="paragraph" style:parent-style-name="Table_20_Contents">
      <style:text-properties officeooo:rsid="0053cce4" officeooo:paragraph-rsid="0053cce4"/>
    </style:style>
    <style:style style:name="P72" style:family="paragraph" style:parent-style-name="Table_20_Contents">
      <style:text-properties officeooo:rsid="0055b52f" officeooo:paragraph-rsid="0055b52f"/>
    </style:style>
    <style:style style:name="P73" style:family="paragraph" style:parent-style-name="Table_20_Contents">
      <style:text-properties officeooo:rsid="00560cdc" officeooo:paragraph-rsid="00560cdc"/>
    </style:style>
    <style:style style:name="P74" style:family="paragraph" style:parent-style-name="Table_20_Contents">
      <style:text-properties officeooo:rsid="00579914" officeooo:paragraph-rsid="00579914"/>
    </style:style>
    <style:style style:name="P75" style:family="paragraph" style:parent-style-name="Table_20_Contents">
      <style:text-properties officeooo:rsid="002979d0" officeooo:paragraph-rsid="002979d0"/>
    </style:style>
    <style:style style:name="P76" style:family="paragraph" style:parent-style-name="Table_20_Contents">
      <style:text-properties officeooo:rsid="002979d0" officeooo:paragraph-rsid="002a5616"/>
    </style:style>
    <style:style style:name="P77" style:family="paragraph" style:parent-style-name="Table_20_Contents">
      <style:text-properties officeooo:rsid="002979d0" officeooo:paragraph-rsid="001cb38e"/>
    </style:style>
    <style:style style:name="P78" style:family="paragraph" style:parent-style-name="Table_20_Contents">
      <style:text-properties officeooo:rsid="0058cc53" officeooo:paragraph-rsid="0058cc53"/>
    </style:style>
    <style:style style:name="P79" style:family="paragraph" style:parent-style-name="Table_20_Contents">
      <style:text-properties officeooo:paragraph-rsid="001b6a3b"/>
    </style:style>
    <style:style style:name="P80" style:family="paragraph" style:parent-style-name="Table_20_Contents">
      <style:text-properties officeooo:paragraph-rsid="001b6a3b" fo:background-color="#fff200"/>
    </style:style>
    <style:style style:name="P81" style:family="paragraph" style:parent-style-name="Table_20_Contents">
      <style:text-properties officeooo:rsid="002979d0" officeooo:paragraph-rsid="002a5616" fo:background-color="#fff200"/>
    </style:style>
    <style:style style:name="P82" style:family="paragraph" style:parent-style-name="Table_20_Contents">
      <style:text-properties officeooo:paragraph-rsid="001cb38e" fo:background-color="#fff200"/>
    </style:style>
    <style:style style:name="P83" style:family="paragraph" style:parent-style-name="Table_20_Contents">
      <style:text-properties officeooo:rsid="001b6a3b" officeooo:paragraph-rsid="001b6a3b"/>
    </style:style>
    <style:style style:name="P84" style:family="paragraph" style:parent-style-name="Table_20_Contents">
      <style:text-properties officeooo:rsid="001b6a3b" officeooo:paragraph-rsid="001cb38e"/>
    </style:style>
    <style:style style:name="P85" style:family="paragraph" style:parent-style-name="Table_20_Contents">
      <style:text-properties officeooo:rsid="005ac56b" officeooo:paragraph-rsid="005ac56b"/>
    </style:style>
    <style:style style:name="P86" style:family="paragraph" style:parent-style-name="Table_20_Contents">
      <style:text-properties officeooo:rsid="005f629f" officeooo:paragraph-rsid="005f629f"/>
    </style:style>
    <style:style style:name="P87" style:family="paragraph" style:parent-style-name="Table_20_Contents">
      <style:text-properties officeooo:rsid="005f629f" officeooo:paragraph-rsid="0060948e"/>
    </style:style>
    <style:style style:name="P88" style:family="paragraph" style:parent-style-name="Table_20_Contents">
      <style:text-properties officeooo:rsid="005f629f" officeooo:paragraph-rsid="00632369"/>
    </style:style>
    <style:style style:name="P89" style:family="paragraph" style:parent-style-name="Table_20_Contents">
      <style:text-properties officeooo:rsid="005f629f" officeooo:paragraph-rsid="0063d9e1"/>
    </style:style>
    <style:style style:name="P90" style:family="paragraph" style:parent-style-name="Table_20_Contents">
      <style:text-properties officeooo:rsid="005f629f" officeooo:paragraph-rsid="0065811a"/>
    </style:style>
    <style:style style:name="P91" style:family="paragraph" style:parent-style-name="Table_20_Contents">
      <style:text-properties officeooo:rsid="005f629f" officeooo:paragraph-rsid="0067744a"/>
    </style:style>
    <style:style style:name="P92" style:family="paragraph" style:parent-style-name="Table_20_Contents">
      <style:text-properties officeooo:rsid="005f629f" officeooo:paragraph-rsid="0067a35d"/>
    </style:style>
    <style:style style:name="P93" style:family="paragraph" style:parent-style-name="Table_20_Contents">
      <style:text-properties officeooo:rsid="005f629f" officeooo:paragraph-rsid="006a2c6e"/>
    </style:style>
    <style:style style:name="P94" style:family="paragraph" style:parent-style-name="Table_20_Contents">
      <style:text-properties officeooo:rsid="005f629f" officeooo:paragraph-rsid="006a6d00"/>
    </style:style>
    <style:style style:name="P95" style:family="paragraph" style:parent-style-name="Table_20_Contents">
      <style:text-properties officeooo:rsid="005f629f" officeooo:paragraph-rsid="006b1f4d"/>
    </style:style>
    <style:style style:name="P96" style:family="paragraph" style:parent-style-name="Table_20_Contents">
      <style:text-properties officeooo:rsid="0060948e" officeooo:paragraph-rsid="0060948e"/>
    </style:style>
    <style:style style:name="P97" style:family="paragraph" style:parent-style-name="Table_20_Contents">
      <style:text-properties style:text-line-through-style="solid" style:text-line-through-type="single" officeooo:rsid="005f629f" officeooo:paragraph-rsid="0060948e"/>
    </style:style>
    <style:style style:name="P98" style:family="paragraph" style:parent-style-name="Table_20_Contents">
      <style:text-properties style:text-line-through-style="solid" style:text-line-through-type="single" officeooo:rsid="0062507a" officeooo:paragraph-rsid="0062507a"/>
    </style:style>
    <style:style style:name="P99" style:family="paragraph" style:parent-style-name="Table_20_Contents">
      <style:text-properties officeooo:rsid="00632369" officeooo:paragraph-rsid="00632369"/>
    </style:style>
    <style:style style:name="P100" style:family="paragraph" style:parent-style-name="Table_20_Contents">
      <style:text-properties officeooo:rsid="0067a35d" officeooo:paragraph-rsid="0067a35d"/>
    </style:style>
    <style:style style:name="P101" style:family="paragraph" style:parent-style-name="Table_20_Contents">
      <style:text-properties officeooo:rsid="006a2c6e" officeooo:paragraph-rsid="006a2c6e"/>
    </style:style>
    <style:style style:name="P102" style:family="paragraph" style:parent-style-name="Table_20_Contents">
      <style:text-properties officeooo:rsid="006a6d00" officeooo:paragraph-rsid="006a6d00"/>
    </style:style>
    <style:style style:name="P103" style:family="paragraph" style:parent-style-name="Table_20_Contents">
      <style:text-properties officeooo:rsid="006b1f4d" officeooo:paragraph-rsid="006b1f4d"/>
    </style:style>
    <style:style style:name="P104" style:family="paragraph" style:parent-style-name="Table_20_Contents">
      <style:text-properties officeooo:rsid="006c3a42" officeooo:paragraph-rsid="006c3a42"/>
    </style:style>
    <style:style style:name="P105" style:family="paragraph" style:parent-style-name="Table_20_Contents">
      <style:text-properties officeooo:rsid="006c3a42" officeooo:paragraph-rsid="006dbe4d"/>
    </style:style>
    <style:style style:name="P106" style:family="paragraph" style:parent-style-name="Table_20_Contents">
      <style:text-properties officeooo:rsid="006c3a42" officeooo:paragraph-rsid="006e342d"/>
    </style:style>
    <style:style style:name="P107" style:family="paragraph" style:parent-style-name="Table_20_Contents">
      <style:text-properties officeooo:rsid="006dd9a4" officeooo:paragraph-rsid="006dd9a4"/>
    </style:style>
    <style:style style:name="T1" style:family="text">
      <style:text-properties officeooo:rsid="001b6a3b"/>
    </style:style>
    <style:style style:name="T2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289a5c" style:letter-kerning="true" style:font-size-asian="14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Lohit Devanagar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8" style:family="text">
      <style:text-properties officeooo:rsid="001cb38e"/>
    </style:style>
    <style:style style:name="T9" style:family="text">
      <style:text-properties officeooo:rsid="001cf0e6"/>
    </style:style>
    <style:style style:name="T10" style:family="text">
      <style:text-properties officeooo:rsid="001d5b7a"/>
    </style:style>
    <style:style style:name="T11" style:family="text">
      <style:text-properties officeooo:rsid="001f4c07"/>
    </style:style>
    <style:style style:name="T12" style:family="text">
      <style:text-properties officeooo:rsid="00204a26"/>
    </style:style>
    <style:style style:name="T13" style:family="text">
      <style:text-properties officeooo:rsid="00236e0a"/>
    </style:style>
    <style:style style:name="T14" style:family="text">
      <style:text-properties officeooo:rsid="00292ca4"/>
    </style:style>
    <style:style style:name="T15" style:family="text">
      <style:text-properties officeooo:rsid="002979d0"/>
    </style:style>
    <style:style style:name="T16" style:family="text">
      <style:text-properties officeooo:rsid="002bc079"/>
    </style:style>
    <style:style style:name="T17" style:family="text">
      <style:text-properties officeooo:rsid="00305cb0"/>
    </style:style>
    <style:style style:name="T18" style:family="text">
      <style:text-properties fo:background-color="#fff200" loext:char-shading-value="0"/>
    </style:style>
    <style:style style:name="T19" style:family="text">
      <style:text-properties officeooo:rsid="0031b9ca"/>
    </style:style>
    <style:style style:name="T20" style:family="text">
      <style:text-properties officeooo:rsid="00338517"/>
    </style:style>
    <style:style style:name="T21" style:family="text">
      <style:text-properties officeooo:rsid="003551a7"/>
    </style:style>
    <style:style style:name="T22" style:family="text">
      <style:text-properties officeooo:rsid="00386d7d"/>
    </style:style>
    <style:style style:name="T23" style:family="text">
      <style:text-properties officeooo:rsid="003a3b22"/>
    </style:style>
    <style:style style:name="T24" style:family="text">
      <style:text-properties officeooo:rsid="003d19e0"/>
    </style:style>
    <style:style style:name="T25" style:family="text">
      <style:text-properties officeooo:rsid="00338517" fo:background-color="#5e8ac7" loext:char-shading-value="0"/>
    </style:style>
    <style:style style:name="T26" style:family="text">
      <style:text-properties officeooo:rsid="003e5abb"/>
    </style:style>
    <style:style style:name="T27" style:family="text">
      <style:text-properties officeooo:rsid="0041da51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style:text-line-through-style="solid" style:text-line-through-type="single" officeooo:rsid="004fc928"/>
    </style:style>
    <style:style style:name="T30" style:family="text">
      <style:text-properties style:text-line-through-style="solid" style:text-line-through-type="single" officeooo:rsid="0060948e"/>
    </style:style>
    <style:style style:name="T31" style:family="text">
      <style:text-properties style:text-line-through-style="solid" style:text-line-through-type="single" officeooo:rsid="0063d9e1"/>
    </style:style>
    <style:style style:name="T32" style:family="text">
      <style:text-properties style:text-underline-style="solid" style:text-underline-width="auto" style:text-underline-color="font-color" fo:background-color="transparent" loext:char-shading-value="0"/>
    </style:style>
    <style:style style:name="T33" style:family="text">
      <style:text-properties style:text-underline-style="solid" style:text-underline-width="auto" style:text-underline-color="font-color" officeooo:rsid="0041da51" fo:background-color="transparent" loext:char-shading-value="0"/>
    </style:style>
    <style:style style:name="T34" style:family="text">
      <style:text-properties style:text-underline-style="solid" style:text-underline-width="auto" style:text-underline-color="font-color" officeooo:rsid="0041da51"/>
    </style:style>
    <style:style style:name="T35" style:family="text">
      <style:text-properties style:text-underline-style="solid" style:text-underline-width="auto" style:text-underline-color="font-color" officeooo:rsid="00434dff"/>
    </style:style>
    <style:style style:name="T36" style:family="text">
      <style:text-properties style:text-underline-style="solid" style:text-underline-width="auto" style:text-underline-color="font-color" officeooo:rsid="0043f0ef"/>
    </style:style>
    <style:style style:name="T37" style:family="text">
      <style:text-properties fo:color="#ce181e" style:text-line-through-style="solid" style:text-line-through-type="single"/>
    </style:style>
    <style:style style:name="T38" style:family="text">
      <style:text-properties fo:background-color="#faa61a" loext:char-shading-value="0"/>
    </style:style>
    <style:style style:name="T39" style:family="text">
      <style:text-properties officeooo:rsid="00434dff"/>
    </style:style>
    <style:style style:name="T40" style:family="text">
      <style:text-properties officeooo:rsid="0043f0ef"/>
    </style:style>
    <style:style style:name="T41" style:family="text">
      <style:text-properties officeooo:rsid="0045b7d6"/>
    </style:style>
    <style:style style:name="T42" style:family="text">
      <style:text-properties style:text-line-through-style="none" style:text-line-through-type="none"/>
    </style:style>
    <style:style style:name="T43" style:family="text">
      <style:text-properties officeooo:rsid="0047e238"/>
    </style:style>
    <style:style style:name="T44" style:family="text">
      <style:text-properties officeooo:rsid="004a7132"/>
    </style:style>
    <style:style style:name="T45" style:family="text">
      <style:text-properties officeooo:rsid="004b1f1b"/>
    </style:style>
    <style:style style:name="T46" style:family="text">
      <style:text-properties officeooo:rsid="004fc928"/>
    </style:style>
    <style:style style:name="T47" style:family="text">
      <style:text-properties officeooo:rsid="0050d686"/>
    </style:style>
    <style:style style:name="T48" style:family="text">
      <style:text-properties officeooo:rsid="0053cce4"/>
    </style:style>
    <style:style style:name="T49" style:family="text">
      <style:text-properties officeooo:rsid="005567ef"/>
    </style:style>
    <style:style style:name="T50" style:family="text">
      <style:text-properties officeooo:rsid="00579914"/>
    </style:style>
    <style:style style:name="T51" style:family="text">
      <style:text-properties officeooo:rsid="0058cc53"/>
    </style:style>
    <style:style style:name="T52" style:family="text">
      <style:text-properties officeooo:rsid="005ac56b"/>
    </style:style>
    <style:style style:name="T53" style:family="text">
      <style:text-properties officeooo:rsid="005c95ad"/>
    </style:style>
    <style:style style:name="T54" style:family="text">
      <style:text-properties officeooo:rsid="005e9954"/>
    </style:style>
    <style:style style:name="T55" style:family="text">
      <style:text-properties officeooo:rsid="005fa4a8"/>
    </style:style>
    <style:style style:name="T56" style:family="text">
      <style:text-properties officeooo:rsid="0060948e"/>
    </style:style>
    <style:style style:name="T57" style:family="text">
      <style:text-properties officeooo:rsid="00632369"/>
    </style:style>
    <style:style style:name="T58" style:family="text">
      <style:text-properties officeooo:rsid="0063d9e1"/>
    </style:style>
    <style:style style:name="T59" style:family="text">
      <style:text-properties officeooo:rsid="0065811a"/>
    </style:style>
    <style:style style:name="T60" style:family="text">
      <style:text-properties officeooo:rsid="0067a35d"/>
    </style:style>
    <style:style style:name="T61" style:family="text">
      <style:text-properties officeooo:rsid="006a2c6e"/>
    </style:style>
    <style:style style:name="T62" style:family="text">
      <style:text-properties officeooo:rsid="006b1f4d"/>
    </style:style>
    <style:style style:name="T63" style:family="text">
      <style:text-properties officeooo:rsid="006dbe4d"/>
    </style:style>
    <style:style style:name="T64" style:family="text">
      <style:text-properties officeooo:rsid="006dd9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Case</text:p>
          </table:table-cell>
          <table:table-cell table:style-name="Table1.A1" office:value-type="string">
            <text:p text:style-name="Table_20_Contents">Inductive Miner</text:p>
          </table:table-cell>
          <table:table-cell table:style-name="Table1.A1" office:value-type="string">
            <text:p text:style-name="Table_20_Contents">Repair Model</text:p>
          </table:table-cell>
          <table:table-cell table:style-name="Table1.A1" office:value-type="string">
            <text:p text:style-name="P39">Original Model Logic Expression</text:p>
          </table:table-cell>
          <table:table-cell table:style-name="Table1.F1" office:value-type="string">
            <text:p text:style-name="P39">Changed Expression</text:p>
          </table:table-cell>
        </table:table-row>
        <table:table-row>
          <table:table-cell table:style-name="Table1.A2" office:value-type="string">
            <text:p text:style-name="Table_20_Contents">5.1</text:p>
          </table:table-cell>
          <table:table-cell table:style-name="Table1.A2" office:value-type="string">
            <text:p text:style-name="Table_20_Contents">Add event in xor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">150</text:span> <text:s text:c="2"/>FN: <text:span text:style-name="T8">0</text:span></text:p>
            <text:p text:style-name="P13">FP: <text:span text:style-name="T1">0</text:span> <text:s text:c="2"/>TN: ?</text:p>
            <text:p text:style-name="Table_20_Contents"/>
            <text:p text:style-name="P9">without negative info, it has good model fitting 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3"><text:span text:style-name="T1">New </text:span>Model: </text:p>
            <text:p text:style-name="P13">TP: <text:span text:style-name="T1">150</text:span> <text:s text:c="2"/>FN: <text:span text:style-name="T8">0</text:span></text:p>
            <text:p text:style-name="P13">FP: - - <text:s/>TN: ?</text:p>
            <text:p text:style-name="P13"/>
            <text:p text:style-name="P9">Good recall, but less precision, because of the silent transition </text:p>
            <text:p text:style-name="P9"/>
            <text:p text:style-name="P9">Similarity: <text:span text:style-name="T8">less </text:span>similar to old model</text:p>
          </table:table-cell>
          <table:table-cell table:style-name="Table1.A2" office:value-type="string">
            <text:p text:style-name="P39">A: pre(A,S), res(A,C), not-coext(A,B)</text:p>
            <text:p text:style-name="P39"/>
            <text:p text:style-name="P39">B: <text:s/>pre(B,S), res(B,C), not-coext(B,A)</text:p>
            <text:p text:style-name="P39"/>
            <text:p text:style-name="P39">C: pre(C,A), pre(C,B)</text:p>
          </table:table-cell>
          <table:table-cell table:style-name="Table1.F2" office:value-type="string">
            <text:p text:style-name="P39">A: pre(A,S), res(A,C), not-coext(A,B), <text:span text:style-name="T27">not-</text:span><text:span text:style-name="T33">coext(A,D)</text:span></text:p>
            <text:p text:style-name="P39">B: <text:s/>pre(B,S), res(B,C), not-coext(B,A),<text:span text:style-name="T32"> </text:span><text:span text:style-name="T33">not-coext(B,D)</text:span></text:p>
            <text:p text:style-name="P39">C: pre(C,<text:span text:style-name="T27">A</text:span>), pre(C,B), <text:span text:style-name="T33">pre(C,D)</text:span></text:p>
            <text:p text:style-name="P43">D: pre(D,S), res(D,C), not-coext(D,A),not-coext(D,B)</text:p>
          </table:table-cell>
        </table:table-row>
        <table:table-row>
          <table:table-cell table:style-name="Table1.A2" office:value-type="string">
            <text:p text:style-name="Table_20_Contents">5.2</text:p>
          </table:table-cell>
          <table:table-cell table:style-name="Table1.A2" office:value-type="string">
            <text:p text:style-name="P14">Add events to one branch <text:span text:style-name="T26">of xor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">100</text:span> <text:s text:c="2"/>FN: <text:span text:style-name="T8">0</text:span></text:p>
            <text:p text:style-name="P13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">100</text:span> <text:s text:c="2"/>FN: <text:span text:style-name="T8">0</text:span></text:p>
            <text:p text:style-name="P38">FP: <text:span text:style-name="T1">0</text:span> <text:s text:c="2"/>TN: <text:span text:style-name="T8">50</text:span></text:p>
            <text:p text:style-name="P15"/>
            <text:p text:style-name="P10">it has <text:span text:style-name="T8">good recall, but less precision</text:span></text:p>
            <text:p text:style-name="P10"/>
            <text:p text:style-name="P10">Similarity: <text:span text:style-name="T8">less</text:span></text:p>
          </table:table-cell>
          <table:table-cell table:style-name="Table1.A2" office:value-type="string">
            <text:p text:style-name="P39">A: pre(A,S), res(A,C), not-coext(A,B)</text:p>
            <text:p text:style-name="P39">B: <text:s/>pre(B,S), res(B,C), not-coext(B,A)</text:p>
            <text:p text:style-name="P39">C: pre(C,A), pre(C,B)</text:p>
          </table:table-cell>
          <table:table-cell table:style-name="Table1.F2" office:value-type="string">
            <text:p text:style-name="P39">A: pre(A,S), <text:span text:style-name="T33">res(A,D)</text:span><text:span text:style-name="T27">,</text:span> <text:span text:style-name="T37">res(A,C)</text:span><text:span text:style-name="T28">,</text:span> not-coext(A,B)</text:p>
            <text:p text:style-name="P39">B: <text:s/>pre(B,S), res(B,C), not-coext(B,A), <text:span text:style-name="T34">not-coext(B,D)</text:span></text:p>
            <text:p text:style-name="P39">C: <text:span text:style-name="T37">pre(C,A)</text:span><text:span text:style-name="T28">,</text:span> <text:span text:style-name="T34">pre(C,D),</text:span>pre(C,B)</text:p>
            <text:p text:style-name="P44">D:pre(D,A), res(D,C), non-coext(D,B)</text:p>
          </table:table-cell>
        </table:table-row>
        <table:table-row>
          <table:table-cell table:style-name="Table1.A2" office:value-type="string">
            <text:p text:style-name="Table_20_Contents">5.3</text:p>
          </table:table-cell>
          <table:table-cell table:style-name="Table1.A2" office:value-type="string">
            <text:p text:style-name="P14">Delete events from xo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8">50</text:span> <text:s text:c="2"/>FN: <text:span text:style-name="T8">0</text:span></text:p>
            <text:p text:style-name="P13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8">50</text:span> <text:s text:c="2"/>FN: <text:span text:style-name="T8">0</text:span></text:p>
            <text:p text:style-name="P38">FP: <text:span text:style-name="T1">0</text:span> <text:s text:c="2"/>TN: <text:span text:style-name="T8">50</text:span></text:p>
            <text:p text:style-name="P15"/>
            <text:p text:style-name="P10">it has <text:span text:style-name="T8">good recall, but less precision</text:span></text:p>
            <text:p text:style-name="P10"/>
            <text:p text:style-name="P10">Similarity: <text:span text:style-name="T8">same like IM</text:span></text:p>
          </table:table-cell>
          <table:table-cell table:style-name="Table1.A2" office:value-type="string">
            <text:p text:style-name="P39">A: pre(A,S), res(A,C), not-coext(A,B)</text:p>
            <text:p text:style-name="P39">B: <text:s/>pre(B,S), res(B,C), not-coext(B,A)</text:p>
            <text:p text:style-name="P39">C: pre(C,A), pre(C,B)</text:p>
          </table:table-cell>
          <table:table-cell table:style-name="Table1.F2" office:value-type="string">
            <text:p text:style-name="P40">A: pre(A,S), res(A,C),<text:span text:style-name="T38"> not-coext(A,B)</text:span></text:p>
            <text:p text:style-name="P40">B: <text:s/><text:span text:style-name="T28">pre(B,S), res(B,C), not-coext(B,A)</text:span></text:p>
            <text:p text:style-name="P45">C: pre(C,A), <text:span text:style-name="T28">pre(C,B)</text:span></text:p>
          </table:table-cell>
        </table:table-row>
        <table:table-row>
          <table:table-cell table:style-name="Table1.A2" office:value-type="string">
            <text:p text:style-name="Table_20_Contents"><text:span text:style-name="T9">5.</text:span>4</text:p>
          </table:table-cell>
          <table:table-cell table:style-name="Table1.A2" office:value-type="string">
            <text:p text:style-name="P14">Add while deleting events from xo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8">100</text:span> <text:s text:c="2"/>FN: <text:span text:style-name="T8">0</text:span></text:p>
            <text:p text:style-name="P13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8">50</text:span> <text:s text:c="2"/>FN: ?</text:p>
            <text:p text:style-name="P15">FP: <text:span text:style-name="T8">50</text:span> <text:s text:c="2"/>TN: <text:span text:style-name="T8">0</text:span></text:p>
            <text:p text:style-name="P15"/>
            <text:p text:style-name="P10">it has <text:span text:style-name="T8">good recall, but less precision</text:span></text:p>
            <text:p text:style-name="P10"/>
            <text:p text:style-name="P10">Similarity: <text:span text:style-name="T8">less similar</text:span></text:p>
          </table:table-cell>
          <table:table-cell table:style-name="Table1.A2" office:value-type="string">
            <text:p text:style-name="P39">A: pre(A,S), res(A,C), not-coext(A,B)</text:p>
            <text:p text:style-name="P39">B: <text:s/>pre(B,S), res(B,C), not-coext(B,A)</text:p>
            <text:p text:style-name="P39">C: pre(C,A), pre(C,B)</text:p>
            <text:p text:style-name="P39">//<text:span text:style-name="T39">if delete one event type, we should delete all related rules</text:span></text:p>
          </table:table-cell>
          <table:table-cell table:style-name="Table1.F2" office:value-type="string">
            <text:p text:style-name="P41">A: pre(A,S), res(A,C), <text:span text:style-name="T28">not-coext(A,B)</text:span>,<text:span text:style-name="T35">not-coext(A,D)</text:span></text:p>
            <text:p text:style-name="P48">B: <text:s/>pre(B,S), res(B,C), not-coext(B,A)</text:p>
            <text:p text:style-name="P46">C: pre(C,A), <text:span text:style-name="T28">pre(C,B)</text:span>, <text:span text:style-name="T39">pre(C,D)</text:span></text:p>
            <text:p text:style-name="P47">D: pre(D,S), res(D,C),not-coext(D,A)</text:p>
          </table:table-cell>
        </table:table-row>
        <table:table-row>
          <table:table-cell table:style-name="Table1.A2" office:value-type="string">
            <text:p text:style-name="Table_20_Contents"><text:span text:style-name="T9">5.</text:span>5</text:p>
          </table:table-cell>
          <table:table-cell table:style-name="Table1.A2" office:value-type="string">
            <text:p text:style-name="P14">Change xor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8">100</text:span> <text:s text:c="2"/>FN: <text:span text:style-name="T8">0</text:span></text:p>
            <text:p text:style-name="P13">FP: <text:span text:style-name="T1">0</text:span> <text:s text:c="2"/>TN: <text:span text:style-name="T8">100</text:span></text:p>
            <text:p text:style-name="Table_20_Contents"/>
            <text:p text:style-name="P9">good <text:span text:style-name="T8">recall </text:span>and <text:soft-page-break/>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4">100</text:span> <text:s text:c="2"/>FN: <text:span text:style-name="T8">0</text:span></text:p>
            <text:p text:style-name="P15">FP: <text:span text:style-name="T8">100</text:span> <text:s text:c="2"/>TN: <text:span text:style-name="T8">0</text:span></text:p>
            <text:p text:style-name="P15"/>
            <text:p text:style-name="P10">it has <text:span text:style-name="T8">good recall, </text:span><text:soft-page-break/><text:span text:style-name="T8">but less precision</text:span></text:p>
            <text:p text:style-name="P10"/>
            <text:p text:style-name="P10">Similarity: <text:span text:style-name="T8">keep exclusive relation</text:span></text:p>
          </table:table-cell>
          <table:table-cell table:style-name="Table1.A2" office:value-type="string">
            <text:p text:style-name="P41">A: pre(A,S), res(A,C), not-coext(A,B)</text:p>
            <text:p text:style-name="P41">B: <text:s/>pre(B,S), res(B,C), not-<text:soft-page-break/>coext(B,A)</text:p>
            <text:p text:style-name="P41">C: pre(C,A), pre(C,B)</text:p>
            <text:p text:style-name="P41"/>
            <text:p text:style-name="P41">// <text:span text:style-name="T40">if pos fits, then insist on pos;; in neg, there must be one rule which violates the pos sets of rules;and only one is good.</text:span></text:p>
          </table:table-cell>
          <table:table-cell table:style-name="Table1.F2" office:value-type="string">
            <text:p text:style-name="P41">A: pre(A,S), <text:span text:style-name="T28">res(A,C)</text:span>, <text:span text:style-name="T35">res(A,B)</text:span><text:span text:style-name="T39">,</text:span><text:span text:style-name="T28">not-coext(A,B)</text:span></text:p>
            <text:p text:style-name="P41">B: <text:s/><text:soft-page-break/><text:span text:style-name="T28">pre(B,S)</text:span>,<text:span text:style-name="T36">pre(B,A)</text:span><text:span text:style-name="T40">,</text:span> res(B,C), <text:span text:style-name="T28">not-coext(B,A)</text:span></text:p>
            <text:p text:style-name="P41">C: <text:span text:style-name="T28">pre(C,A),</text:span> pre(C,B)</text:p>
            <text:p text:style-name="P41">// <text:span text:style-name="T39">put some constraints in KB, and also give relation on them, like if </text:span></text:p>
            <text:p text:style-name="P55">res(X,Y) → coext(X,Y)</text:p>
            <text:p text:style-name="P55">non-coext(X,Y) -→Not res(X,Y) nor pre(X,Y)</text:p>
          </table:table-cell>
        </table:table-row>
        <table:table-row>
          <table:table-cell table:style-name="Table1.A2" office:value-type="string">
            <text:p text:style-name="P16">5.6</text:p>
          </table:table-cell>
          <table:table-cell table:style-name="Table1.A2" office:value-type="string">
            <text:p text:style-name="P14">Change xor to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8">100</text:span> <text:s text:c="2"/>FN: <text:span text:style-name="T8">0</text:span></text:p>
            <text:p text:style-name="P13">FP: <text:span text:style-name="T1">0</text:span> <text:s text:c="2"/>TN: <text:span text:style-name="T8">10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8">100</text:span> <text:s text:c="2"/>FN: <text:span text:style-name="T8">0</text:span></text:p>
            <text:p text:style-name="P15">FP: <text:span text:style-name="T8">100</text:span> <text:s text:c="2"/>TN: <text:span text:style-name="T8">0</text:span></text:p>
            <text:p text:style-name="P15"/>
            <text:p text:style-name="P14">good recall, but less precision</text:p>
            <text:p text:style-name="P10"/>
            <text:p text:style-name="P10">Similarity: <text:span text:style-name="T8">keep exclusive relation</text:span></text:p>
          </table:table-cell>
          <table:table-cell table:style-name="Table1.A2" office:value-type="string">
            <text:p text:style-name="P42">A: pre(A,S), res(A,C), not-coext(A,B)</text:p>
            <text:p text:style-name="P42">B: <text:s/>pre(B,S), res(B,C), not-coext(B,A)</text:p>
            <text:p text:style-name="P42">C: pre(C,A), pre(C,B)</text:p>
            <text:p text:style-name="P42">// <text:span text:style-name="T41">we build rules for one activity w.r.t. all traces??</text:span></text:p>
            <text:p text:style-name="P49">or we go through all traces and list all relation to each activity..</text:p>
            <text:p text:style-name="P49">[last is better, ]</text:p>
            <text:p text:style-name="P49">// if neg rules are subset of pos, how to solve??</text:p>
          </table:table-cell>
          <table:table-cell table:style-name="Table1.F2" office:value-type="string">
            <text:p text:style-name="P42">A: pre(A,S), <text:span text:style-name="T42">res(A,C)</text:span>, <text:span text:style-name="T41">res(A,B),pre(A,B),</text:span><text:span text:style-name="T28">not-coext(A,B)</text:span></text:p>
            <text:p text:style-name="P42">B: <text:s/>pre(B,S), <text:span text:style-name="T41">res(B,A), pre(B,A),</text:span>res(B,C), <text:span text:style-name="T28">not-coext(B,A)</text:span></text:p>
            <text:p text:style-name="P42">C: pre(C,A), pre(C,B)</text:p>
            <text:p text:style-name="P42"/>
            <text:p text:style-name="P42">// <text:span text:style-name="T41">add all possible relation from pos and then delete them from neg // KB constraints deleted automatically after each step</text:span></text:p>
            <text:p text:style-name="P42">// <text:span text:style-name="T43">or we need to define the trace on it?? like </text:span></text:p>
            <text:p text:style-name="P50">pre(A,S)^res(A,B) </text:p>
            <text:p text:style-name="P50">V pre(A,B)^res(A,C)</text:p>
            <text:p text:style-name="P50">//so when we check the satisfaction, we violate the model due to the lack of B!!! </text:p>
            <text:p text:style-name="P50">// one problem is if it overfits?? <text:s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7">1.1</text:p>
          </table:table-cell>
          <table:table-cell table:style-name="Table1.A2" office:value-type="string">
            <text:p text:style-name="P17">Delete events from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9">50</text:span> <text:s text:c="2"/>FN: <text:span text:style-name="T8">0</text:span></text:p>
            <text:p text:style-name="P13">FP: <text:span text:style-name="T1">0</text:span> <text:s text:c="2"/>TN: <text:span text:style-name="T9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<text:soft-page-break/>Similarity: 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9">50</text:span> <text:s text:c="2"/>FN: <text:span text:style-name="T8">0</text:span></text:p>
            <text:p text:style-name="P38">FP: <text:span text:style-name="T9">0</text:span> <text:s text:c="2"/>TN: <text:span text:style-name="T9">50</text:span></text:p>
            <text:p text:style-name="P15"/>
            <text:p text:style-name="P14">good recall, good precision</text:p>
            <text:p text:style-name="P10"/>
            <text:p text:style-name="P10"><text:soft-page-break/>Similarity: </text:p>
          </table:table-cell>
          <table:table-cell table:style-name="Table1.A2" office:value-type="string">
            <text:p text:style-name="P51">A: pre(A,S)^res(A,B)</text:p>
            <text:p text:style-name="P51">B: pre(B,A)</text:p>
          </table:table-cell>
          <table:table-cell table:style-name="Table1.F2" office:value-type="string">
            <text:p text:style-name="P51">A:pre(A,S)<text:span text:style-name="T28">^res(A,B)</text:span></text:p>
            <text:p text:style-name="P51">B: <text:span text:style-name="T28">pre(B,A)</text:span></text:p>
          </table:table-cell>
        </table:table-row>
        <table:table-row>
          <table:table-cell table:style-name="Table1.A2" office:value-type="string">
            <text:p text:style-name="P17">1.2.<text:span text:style-name="T26">1</text:span></text:p>
          </table:table-cell>
          <table:table-cell table:style-name="Table1.A2" office:value-type="string">
            <text:p text:style-name="P17">Add events to sequence, single event at one posi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9">150</text:span> <text:s text:c="2"/>FN: <text:span text:style-name="T8">0</text:span></text:p>
            <text:p text:style-name="P28">FP: <text:span text:style-name="T9">50</text:span> <text:s/>TN: <text:span text:style-name="T9">0</text:span></text:p>
            <text:p text:style-name="Table_20_Contents"/>
            <text:p text:style-name="P9">good <text:span text:style-name="T8">recall </text:span>and <text:s/><text:span text:style-name="T9">less </text:span>precision.</text:p>
            <text:p text:style-name="P9"/>
            <text:p text:style-name="P9">Similarity: 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9">150</text:span> <text:s text:c="2"/>FN: <text:span text:style-name="T8">0</text:span></text:p>
            <text:p text:style-name="P29">FP: <text:span text:style-name="T9">50</text:span> <text:s text:c="2"/>TN: <text:span text:style-name="T9">0</text:span></text:p>
            <text:p text:style-name="P15"/>
            <text:p text:style-name="P14">good recall, less precision</text:p>
            <text:p text:style-name="P10"/>
            <text:p text:style-name="P10">Similarity: <text:span text:style-name="T9">same like IM</text:span></text:p>
          </table:table-cell>
          <table:table-cell table:style-name="Table1.A2" office:value-type="string">
            <text:p text:style-name="P51">A: pre(A,S)^res(A,B)</text:p>
            <text:p text:style-name="P51">B: pre(B,A)</text:p>
          </table:table-cell>
          <table:table-cell table:style-name="Table1.F2" office:value-type="string">
            <text:p text:style-name="P51">A: pre(A,S)^res(A,B) V pre(A,E)^res(A,B)</text:p>
            <text:p text:style-name="P51">V pre(A,S)^res(A,D)</text:p>
            <text:p text:style-name="P51"/>
            <text:p text:style-name="P51">// <text:span text:style-name="T44">I can’t deal with this model.. So must do some choices…</text:span></text:p>
            <text:p text:style-name="P53">1. address pos, we need to remove it!! then we sacrifice, choose one the pos with most weight, and fix it ??</text:p>
            <text:p text:style-name="P53">2. avoid neg, check the rules which it satisfies, common parts of negative examples, add &lt;A,C&gt;, then we know,that they have common pre(A,S) with &lt;A,B&gt;. Then <text:span text:style-name="T45">we get rid of it in rules</text:span></text:p>
            <text:p text:style-name="P51"/>
            <text:p text:style-name="P51">// one thing on the explicit relation is on the parallel rela, too many relation!! </text:p>
            <text:p text:style-name="P51"/>
            <text:p text:style-name="P51">// anyway, I need to create connection into the graphical template and logic rules</text:p>
          </table:table-cell>
        </table:table-row>
        <table:table-row>
          <table:table-cell table:style-name="Table1.A2" office:value-type="string">
            <text:p text:style-name="P17">1.2.2</text:p>
          </table:table-cell>
          <table:table-cell table:style-name="Table1.A2" office:value-type="string">
            <text:p text:style-name="P17">Add events to sequence, multiple event at one posi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9">200</text:span> <text:s text:c="2"/>FN: <text:span text:style-name="T8">0</text:span></text:p>
            <text:p text:style-name="P28">FP: <text:span text:style-name="T9">50</text:span> <text:s text:c="2"/>TN: <text:span text:style-name="T9">0</text:span></text:p>
            <text:p text:style-name="Table_20_Contents"/>
            <text:p text:style-name="P9">good <text:span text:style-name="T8">recall </text:span>and <text:span text:style-name="T9">less</text:span> precision.</text:p>
            <text:p text:style-name="P9"/>
            <text:p text:style-name="P9">Similarity: 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9">200</text:span> <text:s text:c="2"/>FN: <text:span text:style-name="T8">0</text:span></text:p>
            <text:p text:style-name="P29">FP: <text:span text:style-name="T9">50</text:span> <text:s text:c="2"/>TN: <text:span text:style-name="T9">0</text:span></text:p>
            <text:p text:style-name="P15"/>
            <text:p text:style-name="P14">good recall, much less precision</text:p>
            <text:p text:style-name="P10"/>
            <text:p text:style-name="P10">Similarity: </text:p>
          </table:table-cell>
          <table:table-cell table:style-name="Table1.A2" office:value-type="string">
            <text:p text:style-name="P52">A: pre(A,S)^res(A,B)</text:p>
            <text:p text:style-name="P52">B: pre(B,A)</text:p>
          </table:table-cell>
          <table:table-cell table:style-name="Table1.F2" office:value-type="string">
            <text:p text:style-name="P52">A: pre(A,S)^ res(A,B)</text:p>
            <text:p text:style-name="P52">B: pre(B,A)</text:p>
          </table:table-cell>
        </table:table-row>
        <table:table-row>
          <table:table-cell table:style-name="Table1.A2" office:value-type="string">
            <text:p text:style-name="P17">1.<text:span text:style-name="T10">3</text:span></text:p>
          </table:table-cell>
          <table:table-cell table:style-name="Table1.A2" office:value-type="string">
            <text:p text:style-name="P18">Add while deleting events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1">50</text:span> <text:s text:c="2"/>FN: <text:span text:style-name="T8">0</text:span></text:p>
            <text:p text:style-name="P13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<text:soft-page-break/>Similarity: 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1">50</text:span> <text:s text:c="2"/>FN: <text:span text:style-name="T8">0</text:span></text:p>
            <text:p text:style-name="P38">FP: <text:span text:style-name="T9">0</text:span> <text:s text:c="2"/>TN: <text:span text:style-name="T11">50</text:span></text:p>
            <text:p text:style-name="P15"/>
            <text:p text:style-name="P14">good recall, good precision</text:p>
            <text:p text:style-name="P10"/>
            <text:p text:style-name="P10"><text:soft-page-break/>Similarity: <text:span text:style-name="T11">same like IM</text:span></text:p>
          </table:table-cell>
          <table:table-cell table:style-name="Table1.A2" office:value-type="string">
            <text:p text:style-name="P15">// <text:span text:style-name="T46">from this part, I use the directlyFollow relation to test if it works better than normal one</text:span></text:p>
            <text:p text:style-name="P57">df(S,A), df(A,B)</text:p>
          </table:table-cell>
          <table:table-cell table:style-name="Table1.F2" office:value-type="string">
            <text:p text:style-name="P57">df(A,C),df(S,A), <text:span text:style-name="T28">df(A,B)</text:span></text:p>
          </table:table-cell>
        </table:table-row>
        <table:table-row>
          <table:table-cell table:style-name="Table1.A2" office:value-type="string">
            <text:p text:style-name="P17">1.<text:span text:style-name="T11">4</text:span></text:p>
          </table:table-cell>
          <table:table-cell table:style-name="Table1.A2" office:value-type="string">
            <text:p text:style-name="P18">change sequence to xo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1">100</text:span> <text:s text:c="2"/>FN: <text:span text:style-name="T8">0</text:span></text:p>
            <text:p text:style-name="P13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1">100</text:span> <text:s text:c="2"/>FN: <text:span text:style-name="T8">0</text:span></text:p>
            <text:p text:style-name="P15">FP: <text:span text:style-name="T11">50</text:span> <text:s text:c="2"/>TN: <text:span text:style-name="T11">0</text:span></text:p>
            <text:p text:style-name="P15"/>
            <text:p text:style-name="P14">good recall, less precision</text:p>
            <text:p text:style-name="P10"/>
            <text:p text:style-name="P10">Similarity: <text:span text:style-name="T11">same like IM</text:span></text:p>
          </table:table-cell>
          <table:table-cell table:style-name="Table1.A2" office:value-type="string">
            <text:p text:style-name="P57">df(S,A), df(A,B)</text:p>
          </table:table-cell>
          <table:table-cell table:style-name="Table1.F2" office:value-type="string">
            <text:p text:style-name="P57">df(S,A), df(S,B), <text:span text:style-name="T28">df(A,B)</text:span></text:p>
            <text:p text:style-name="P59">// it could be also over one threshold <text:span text:style-name="T47">to delete or just seen and then delete it</text:span></text:p>
          </table:table-cell>
        </table:table-row>
        <table:table-row>
          <table:table-cell table:style-name="Table1.A2" office:value-type="string">
            <text:p text:style-name="P19">1.5</text:p>
          </table:table-cell>
          <table:table-cell table:style-name="Table1.A2" office:value-type="string">
            <text:p text:style-name="P19">Change sequence orde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2">50</text:span> <text:s text:c="2"/>FN: <text:span text:style-name="T8">0</text:span></text:p>
            <text:p text:style-name="P13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2">50</text:span> <text:s text:c="2"/>FN: <text:span text:style-name="T8">0</text:span></text:p>
            <text:p text:style-name="P38">FP: <text:span text:style-name="T12">0</text:span> <text:s text:c="2"/>TN: <text:span text:style-name="T12">50</text:span></text:p>
            <text:p text:style-name="P15"/>
            <text:p text:style-name="P14">good recall, good precision</text:p>
            <text:p text:style-name="P10"/>
            <text:p text:style-name="P10">Similarity: <text:span text:style-name="T11">same like IM</text:span></text:p>
          </table:table-cell>
          <table:table-cell table:style-name="Table1.A2" office:value-type="string">
            <text:p text:style-name="P58">df(S,A), df(A,B)</text:p>
          </table:table-cell>
          <table:table-cell table:style-name="Table1.F2" office:value-type="string">
            <text:p text:style-name="P60">df(S,B), df(B,A), <text:span text:style-name="T29">df(A,B), </text:span><text:span text:style-name="T28">df(S,A)</text:span></text:p>
          </table:table-cell>
        </table:table-row>
        <table:table-row>
          <table:table-cell table:style-name="Table1.A2" office:value-type="string">
            <text:p text:style-name="P19">1.6</text:p>
          </table:table-cell>
          <table:table-cell table:style-name="Table1.A2" office:value-type="string">
            <text:p text:style-name="P19">Sequence to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2">100</text:span> <text:s text:c="2"/>FN: <text:span text:style-name="T8">0</text:span></text:p>
            <text:p text:style-name="P13">FP: <text:span text:style-name="T11">0</text:span> <text:s text:c="2"/>TN: ?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2">100</text:span> <text:s text:c="2"/>FN: <text:span text:style-name="T8">0</text:span></text:p>
            <text:p text:style-name="P15">FP: ? <text:s text:c="2"/>TN: ??</text:p>
            <text:p text:style-name="P15"/>
            <text:p text:style-name="P14">good recall, less precision with more another behaviour</text:p>
            <text:p text:style-name="P10"/>
            <text:p text:style-name="P10">Similarity:</text:p>
          </table:table-cell>
          <table:table-cell table:style-name="Table1.A2" office:value-type="string">
            <text:p text:style-name="P58">df(S,A), df(A,B)</text:p>
          </table:table-cell>
          <table:table-cell table:style-name="Table1.F2" office:value-type="string">
            <text:p text:style-name="P58">df(S,A), df(A,B), <text:span text:style-name="T47">df(S,B), df(B,A)</text:span>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0">2.1</text:p>
          </table:table-cell>
          <table:table-cell table:style-name="Table1.A2" office:value-type="string">
            <text:p text:style-name="P20">Delete events from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2">50</text:span> <text:s text:c="2"/>FN: <text:span text:style-name="T8">0</text:span></text:p>
            <text:p text:style-name="P13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2">50</text:span> <text:s text:c="2"/>FN: <text:span text:style-name="T8">0</text:span></text:p>
            <text:p text:style-name="P38">FP: ? <text:s text:c="2"/>TN: <text:span text:style-name="T12">50</text:span></text:p>
            <text:p text:style-name="P15"/>
            <text:p text:style-name="P14">good recall, but less precision with silent transition</text:p>
            <text:p text:style-name="P10"/>
            <text:p text:style-name="P10">Similarity: </text:p>
          </table:table-cell>
          <table:table-cell table:style-name="Table1.A2" office:value-type="string">
            <text:p text:style-name="P60">df(S,A), df(S,B), df(A,B), df(B,A)</text:p>
          </table:table-cell>
          <table:table-cell table:style-name="Table1.F2" office:value-type="string">
            <text:p text:style-name="P60">df(S,A), <text:s/><text:span text:style-name="T28">df(S,B), df(A,B), df(B,A)</text:span></text:p>
          </table:table-cell>
        </table:table-row>
        <table:table-row>
          <table:table-cell table:style-name="Table1.A2" office:value-type="string">
            <text:p text:style-name="P20">2.2.<text:span text:style-name="T14">1</text:span></text:p>
          </table:table-cell>
          <table:table-cell table:style-name="Table1.A2" office:value-type="string">
            <text:p text:style-name="P21">Add events to parallel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2">150</text:span> <text:s text:c="2"/>FN: <text:span text:style-name="T8">0</text:span></text:p>
            <text:p text:style-name="P13">FP: <text:span text:style-name="T11">0</text:span> <text:s text:c="2"/>TN: <text:span text:style-name="T13">100</text:span></text:p>
            <text:p text:style-name="Table_20_Contents"/>
            <text:p text:style-name="P9">good <text:span text:style-name="T8">recall(when not seeing complete),??</text:span>and <text:span text:style-name="T11">good </text:span>precision.</text:p>
            <text:p text:style-name="P9"/>
            <text:p text:style-name="P9">Similarity: <text:span text:style-name="T13">traces incomplete, then deviate from original model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2">150</text:span> <text:s text:c="2"/>FN: <text:span text:style-name="T8">0</text:span></text:p>
            <text:p text:style-name="P15">FP: <text:span text:style-name="T13">100</text:span> <text:s text:c="2"/>TN: <text:span text:style-name="T13">0</text:span></text:p>
            <text:p text:style-name="P15"/>
            <text:p text:style-name="P14">good recall, less precision with more <text:s/>behavior</text:p>
            <text:p text:style-name="P10"/>
            <text:p text:style-name="P10">Similarity: <text:span text:style-name="T13">try to add events into one branch, but not on parallel relation.</text:span></text:p>
          </table:table-cell>
          <table:table-cell table:style-name="Table1.A2" office:value-type="string">
            <text:p text:style-name="P60">df(S,A), df(S,B), df(A,B), df(B,A)</text:p>
          </table:table-cell>
          <table:table-cell table:style-name="Table1.F2" office:value-type="string">
            <text:p text:style-name="P60">df(S,A), df(S,B), df(A,B), df(B,A), </text:p>
            <text:p text:style-name="P60"/>
            <text:p text:style-name="P67">df(S,C), df(A,C), df(C,A), df(C,B), df(B,C),</text:p>
            <text:p text:style-name="P67"/>
            <text:p text:style-name="P67">// how about neg df(A,B) &amp; df(B,A) </text:p>
            <text:p text:style-name="P67"/>
          </table:table-cell>
        </table:table-row>
        <text:soft-page-break/>
        <table:table-row>
          <table:table-cell table:style-name="Table1.A2" office:value-type="string">
            <text:p text:style-name="P20">2.<text:span text:style-name="T14">2.2</text:span></text:p>
          </table:table-cell>
          <table:table-cell table:style-name="Table1.A2" office:value-type="string">
            <text:p text:style-name="P22">Add events to parallel at different positions, before, middle and end while giving original parallel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4">300</text:span> <text:s text:c="2"/>FN: <text:span text:style-name="T8">0</text:span></text:p>
            <text:p text:style-name="P28">FP: <text:span text:style-name="T14">100</text:span> <text:s text:c="2"/>TN: <text:span text:style-name="T14">0</text:span></text:p>
            <text:p text:style-name="Table_20_Contents"/>
            <text:p text:style-name="P9">good <text:span text:style-name="T8">recall, but bad </text:span>precision.</text:p>
            <text:p text:style-name="P9"/>
            <text:p text:style-name="P9">Similarity: <text:span text:style-name="T13">traces incomplete, then deviate from original model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4">300</text:span> <text:s text:c="2"/>FN: <text:span text:style-name="T8">0</text:span></text:p>
            <text:p text:style-name="P29">FP: <text:span text:style-name="T13">100</text:span> <text:s text:c="2"/>TN: <text:span text:style-name="T13">0</text:span></text:p>
            <text:p text:style-name="P15"/>
            <text:p text:style-name="P14">good recall, less precision with more <text:s/>behavior</text:p>
            <text:p text:style-name="P10"/>
            <text:p text:style-name="P11">Similarity: <text:span text:style-name="T15">keep parallel relation</text:span></text:p>
            <text:p text:style-name="P22">try to add events to branches, using duplicate and silent transition but not in total parallel relation</text:p>
            <text:p text:style-name="P23">much complex</text:p>
          </table:table-cell>
          <table:table-cell table:style-name="Table1.A2" office:value-type="string">
            <text:p text:style-name="P61">df(S,A), df(S,B), df(A,B), df(B,A)</text:p>
          </table:table-cell>
          <table:table-cell table:style-name="Table1.F2" office:value-type="string">
            <text:p text:style-name="P61">df(S,A), df(S,B), df(A,B), df(B,A)</text:p>
            <text:p text:style-name="P61"/>
            <text:p text:style-name="P68">df(A,C), df(B,C),</text:p>
            <text:p text:style-name="P68"/>
            <text:p text:style-name="P68">df(D,A), df(D,B), df(S,D)</text:p>
            <text:p text:style-name="P68"/>
            <text:p text:style-name="P68">df(A,E), df(E,B),</text:p>
            <text:p text:style-name="P68">df(B,E), df(E,A),</text:p>
            <text:p text:style-name="P68"/>
            <text:p text:style-name="P68"/>
          </table:table-cell>
        </table:table-row>
        <table:table-row>
          <table:table-cell table:style-name="Table1.A2" office:value-type="string">
            <text:p text:style-name="P22">2.2.3</text:p>
          </table:table-cell>
          <table:table-cell table:style-name="Table1.A2" office:value-type="string">
            <text:p text:style-name="P22">Add events to parallel at different positions, before, middle and end while giving sequence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4">150</text:span> <text:s text:c="2"/>FN: <text:span text:style-name="T8">0</text:span></text:p>
            <text:p text:style-name="P28">FP: <text:span text:style-name="T15">50</text:span> <text:s text:c="2"/>TN: <text:span text:style-name="T15">50</text:span></text:p>
            <text:p text:style-name="Table_20_Contents"/>
            <text:p text:style-name="P9">good <text:span text:style-name="T8">recall, but bad </text:span>precision.</text:p>
            <text:p text:style-name="P9"/>
            <text:p text:style-name="P9">Similarity: <text:span text:style-name="T15">create sequence relation, not care about the original model</text:span></text:p>
            <text:p text:style-name="P9"/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150</text:span> <text:s text:c="2"/>FN: <text:span text:style-name="T8">0</text:span></text:p>
            <text:p text:style-name="P29">FP: <text:span text:style-name="T15">50</text:span> <text:s text:c="2"/>TN: <text:span text:style-name="T15">50</text:span></text:p>
            <text:p text:style-name="P15"/>
            <text:p text:style-name="P14">good recall, less precision with more <text:s/>behavior</text:p>
            <text:p text:style-name="P10"/>
            <text:p text:style-name="P10">Similarity: <text:s/><text:span text:style-name="T15">keep parallel relation</text:span></text:p>
            <text:p text:style-name="P22">try to add events to branches, using duplicate and silent transition but not in total parallel relation</text:p>
            <text:p text:style-name="P23">much complex</text:p>
          </table:table-cell>
          <table:table-cell table:style-name="Table1.A2" office:value-type="string">
            <text:p text:style-name="P61">df(S,A), df(S,B), df(A,B), df(B,A)</text:p>
          </table:table-cell>
          <table:table-cell table:style-name="Table1.F2" office:value-type="string">
            <text:p text:style-name="P61">df(S,A), df(S,B), df(A,B), df(B,A) </text:p>
            <text:p text:style-name="P61"/>
            <text:p text:style-name="P68">df(B,C), df(D,A), df(A,E), df(E,B),</text:p>
            <text:p text:style-name="P68"/>
            <text:p text:style-name="P68">!!!! not(A,C)</text:p>
          </table:table-cell>
        </table:table-row>
        <table:table-row>
          <table:table-cell table:style-name="Table1.A2" office:value-type="string">
            <text:p text:style-name="P23">2.2.4</text:p>
          </table:table-cell>
          <table:table-cell table:style-name="Table1.A2" office:value-type="string">
            <text:p text:style-name="P14">add event in parallel while adding other events in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200</text:span> <text:s text:c="2"/>FN: <text:span text:style-name="T8">0</text:span></text:p>
            <text:p text:style-name="P13">FP: <text:span text:style-name="T15">0</text:span> <text:s/>TN: <text:span text:style-name="T15">10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good to old model</text:span></text:p>
            <text:p text:style-name="P9"/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200</text:span> <text:s text:c="2"/>FN: <text:span text:style-name="T8">0</text:span></text:p>
            <text:p text:style-name="P15">FP: <text:span text:style-name="T15">100 </text:span><text:s/>TN: <text:span text:style-name="T15">0</text:span></text:p>
            <text:p text:style-name="P15"/>
            <text:p text:style-name="P14">good recall, less precision with more <text:s/>behavior</text:p>
            <text:p text:style-name="P10"/>
            <text:p text:style-name="P10">Similarity: <text:s/><text:span text:style-name="T15">keep parallel relation</text:span></text:p>
            <text:p text:style-name="P22">try to add events to branches, using duplicate and silent transition but not in total parallel relation</text:p>
            <text:p text:style-name="P23">much complex</text:p>
          </table:table-cell>
          <table:table-cell table:style-name="Table1.A2" office:value-type="string">
            <text:p text:style-name="P62">df(S,A), df(S,B), df(A,B), df(B,A)</text:p>
          </table:table-cell>
          <table:table-cell table:style-name="Table1.F2" office:value-type="string">
            <text:p text:style-name="P62">df(S,A), df(S,B), df(A,B), df(B,A)</text:p>
            <text:p text:style-name="P62"/>
            <text:p text:style-name="P69">df(A,C), df(B,C), <text:span text:style-name="T48">df(S,C),</text:span></text:p>
            <text:p text:style-name="P69"/>
            <text:p text:style-name="P71">df(D,A), df(B,E)</text:p>
            <text:p text:style-name="P71">// <text:span text:style-name="T49">only one part of pos, then keep it</text:span></text:p>
          </table:table-cell>
        </table:table-row>
        <table:table-row>
          <table:table-cell table:style-name="Table1.A2" office:value-type="string">
            <text:p text:style-name="P23">2.2.5</text:p>
          </table:table-cell>
          <table:table-cell table:style-name="Table1.A2" office:value-type="string">
            <text:p text:style-name="P23">Add events while deleting <text:soft-page-break/>events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100</text:span> <text:s text:c="2"/>FN: <text:span text:style-name="T8">0</text:span></text:p>
            <text:p text:style-name="P13">FP: <text:span text:style-name="T15">0</text:span> <text:s/>TN: <text:span text:style-name="T15">100</text:span></text:p>
            <text:p text:style-name="Table_20_Contents"/>
            <text:p text:style-name="P9"><text:soft-page-break/>good <text:span text:style-name="T8">recall, good </text:span>precision.</text:p>
            <text:p text:style-name="P9"/>
            <text:p text:style-name="P9">Similarity: <text:span text:style-name="T15">good to old model</text:span></text:p>
            <text:p text:style-name="P9"/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100</text:span> <text:s text:c="2"/>FN: <text:span text:style-name="T8">0</text:span></text:p>
            <text:p text:style-name="P38">FP: <text:span text:style-name="T15">0 </text:span><text:s text:c="4"/>TN: <text:span text:style-name="T15">100</text:span></text:p>
            <text:p text:style-name="P15"/>
            <text:p text:style-name="P14"><text:soft-page-break/>good recall, <text:span text:style-name="T15">in confusion matrix, it has good result, but in model still </text:span>less precision with more <text:s/>behavior</text:p>
            <text:p text:style-name="P10"/>
            <text:p text:style-name="P10">Similarity: <text:s/><text:span text:style-name="T15">keep parallel relation</text:span></text:p>
            <text:p text:style-name="P22">try to add events to branches, using duplicate and silent transition but not in total parallel relation</text:p>
            <text:p text:style-name="P23">much complex</text:p>
          </table:table-cell>
          <table:table-cell table:style-name="Table1.A2" office:value-type="string">
            <text:p text:style-name="P63">df(S,A), df(S,B), df(A,B), df(B,A)</text:p>
            <text:p text:style-name="P70"/>
          </table:table-cell>
          <table:table-cell table:style-name="Table1.F2" office:value-type="string">
            <text:p text:style-name="P72">df(S,A), df(A,C)</text:p>
            <text:p text:style-name="P72">df(S,C), df(C,A)</text:p>
            <text:p text:style-name="P72"/>
            <text:p text:style-name="P72"><text:span text:style-name="T28">df(A,B)</text:span>, // in <text:soft-page-break/>existing and neg, then delete them;</text:p>
            <text:p text:style-name="P72"><text:span text:style-name="T28">df(B,C),</text:span> // only in neg, then delete it, no shown it dfg</text:p>
            <text:p text:style-name="P72"><text:span text:style-name="T28">df(A,C)</text:span> // in pos and neg, keep it then.</text:p>
          </table:table-cell>
        </table:table-row>
        <table:table-row>
          <table:table-cell table:style-name="Table1.A2" office:value-type="string">
            <text:p text:style-name="P23">2.3</text:p>
          </table:table-cell>
          <table:table-cell table:style-name="Table1.A2" office:value-type="string">
            <text:p text:style-name="P14">parallel to exclusive choi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100</text:span> <text:s text:c="2"/>FN: <text:span text:style-name="T8">0</text:span></text:p>
            <text:p text:style-name="P13">FP: <text:span text:style-name="T15">0</text:span> <text:s/>TN: <text:span text:style-name="T15">10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new model which is what we expect..</text:span>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100</text:span> <text:s text:c="2"/>FN: <text:span text:style-name="T8">0</text:span></text:p>
            <text:p text:style-name="P15">FP: <text:span text:style-name="T15">100 </text:span><text:s text:c="4"/>TN: <text:span text:style-name="T15">0</text:span></text:p>
            <text:p text:style-name="P15"/>
            <text:p text:style-name="P14">good recall, <text:span text:style-name="T15">less precision</text:span></text:p>
            <text:p text:style-name="P10"/>
            <text:p text:style-name="P10">Similarity: <text:s/><text:span text:style-name="T15">keep parallel relation..</text:span></text:p>
          </table:table-cell>
          <table:table-cell table:style-name="Table1.A2" office:value-type="string">
            <text:p text:style-name="P64">df(S,A), df(S,B), df(A,B), df(B,A)</text:p>
          </table:table-cell>
          <table:table-cell table:style-name="Table1.F2" office:value-type="string">
            <text:p text:style-name="P73">df(S,A), df(S,B)</text:p>
            <text:p text:style-name="P73"/>
            <text:p text:style-name="P73"><text:span text:style-name="T28">df(A,B) </text:span>// in existing and neg, delete it</text:p>
            <text:p text:style-name="P73"><text:span text:style-name="T28">df(B,A)</text:span>// in existing and neg, delete it </text:p>
          </table:table-cell>
        </table:table-row>
        <table:table-row>
          <table:table-cell table:style-name="Table1.A2" office:value-type="string">
            <text:p text:style-name="P23">2.4</text:p>
          </table:table-cell>
          <table:table-cell table:style-name="Table1.A2" office:value-type="string">
            <text:p text:style-name="P23">Change parallel to sequence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50</text:span> <text:s text:c="2"/>FN: <text:span text:style-name="T8">0</text:span></text:p>
            <text:p text:style-name="P13">FP: <text:span text:style-name="T15">0</text:span> <text:s/>TN: <text:span text:style-name="T15">5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new model which is what we expect..</text:span>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50</text:span> <text:s text:c="2"/>FN: <text:span text:style-name="T8">0</text:span></text:p>
            <text:p text:style-name="P38">FP: <text:span text:style-name="T15">0 </text:span><text:s text:c="4"/>TN: <text:span text:style-name="T15">50</text:span></text:p>
            <text:p text:style-name="P15"/>
            <text:p text:style-name="P14">good recall, <text:span text:style-name="T15">good precision</text:span></text:p>
            <text:p text:style-name="P10"/>
            <text:p text:style-name="P10">Similarity: <text:span text:style-name="T15">delete parallel relation, and create similar model like IM</text:span></text:p>
          </table:table-cell>
          <table:table-cell table:style-name="Table1.A2" office:value-type="string">
            <text:p text:style-name="P65">df(S,A), df(S,B), df(A,B), df(B,A)</text:p>
          </table:table-cell>
          <table:table-cell table:style-name="Table1.F2" office:value-type="string">
            <text:p text:style-name="P65">df(S,<text:span text:style-name="T50">B</text:span>), df(B,A)</text:p>
            <text:p text:style-name="P65"/>
            <text:p text:style-name="P74"><text:span text:style-name="T28">df(S,A)</text:span>// in ext and neg</text:p>
            <text:p text:style-name="P74"/>
            <text:p text:style-name="P74"><text:span text:style-name="T28">df(A,B)</text:span> // in ext and neg</text:p>
          </table:table-cell>
        </table:table-row>
        <table:table-row>
          <table:table-cell table:style-name="Table1.A2" office:value-type="string">
            <text:p text:style-name="P23">2.5.<text:span text:style-name="T51">1</text:span></text:p>
          </table:table-cell>
          <table:table-cell table:style-name="Table1.A2" office:value-type="string">
            <text:p text:style-name="P23">Change parallel to sequence with overla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55</text:span> <text:s text:c="2"/>FN: <text:span text:style-name="T8">0</text:span></text:p>
            <text:p text:style-name="P28">FP: <text:span text:style-name="T16">55</text:span> <text:s/>TN: <text:span text:style-name="T15">0</text:span></text:p>
            <text:p text:style-name="Table_20_Contents"/>
            <text:p text:style-name="P23">it can’t see the distribution of ovelapped data and address the good ones</text:p>
            <text:p text:style-name="P9"/>
            <text:p text:style-name="P27">// but it is same situation when using the filtering?? </text:p>
            <text:p text:style-name="P25"/>
            <text:p text:style-name="P9">Similarity: <text:span text:style-name="T15">like old before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55</text:span> <text:s text:c="2"/>FN: <text:span text:style-name="T8">0</text:span></text:p>
            <text:p text:style-name="P29">FP: <text:span text:style-name="T16">55</text:span> <text:s text:c="3"/>TN: <text:span text:style-name="T15">0</text:span></text:p>
            <text:p text:style-name="P15"/>
            <text:p text:style-name="P23">it can’t see the distribution of ovelapped data and address the good ones</text:p>
            <text:p text:style-name="P23"/>
            <text:p text:style-name="P23"/>
            <text:p text:style-name="P10"/>
            <text:p text:style-name="P10">Similarity: <text:span text:style-name="T15">keep same</text:span></text:p>
          </table:table-cell>
          <table:table-cell table:style-name="Table1.A2" office:value-type="string">
            <text:p text:style-name="P66">df(S,A), df(S,B), df(A,B), df(B,A)</text:p>
          </table:table-cell>
          <table:table-cell table:style-name="Table1.F2" office:value-type="string">
            <text:p text:style-name="P66">df(S,A), df(S,B), df(A,B), df(B,A)</text:p>
            <text:p text:style-name="P66"/>
            <text:p text:style-name="P66">// <text:span text:style-name="T52">now we need to consider the distribution of pos and neg!!! <text:s/></text:span></text:p>
            <text:p text:style-name="P66"/>
            <text:p text:style-name="P66">// <text:span text:style-name="T52">neg and pos rules are the same</text:span></text:p>
            <text:p text:style-name="P85">P(df(A,B)) &gt; N(df(A,B))</text:p>
            <text:p text:style-name="P85">keep df(A,B)</text:p>
            <text:p text:style-name="P85">*** <text:span text:style-name="T54">but only simple comparation??***</text:span></text:p>
            <text:p text:style-name="P85">P(df(B,A)) &lt; N(df(B,A))</text:p>
            <text:p text:style-name="P85"><text:soft-page-break/>delete <text:span text:style-name="T28">df(A,B)</text:span></text:p>
          </table:table-cell>
        </table:table-row>
        <table:table-row>
          <table:table-cell table:style-name="Table1.A2" office:value-type="string">
            <text:p text:style-name="P78">2.5.2</text:p>
          </table:table-cell>
          <table:table-cell table:style-name="Table1.A2" office:value-type="string">
            <text:p text:style-name="P23">Change parallel to sequence with <text:span text:style-name="T51">noise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55</text:span> <text:s text:c="2"/>FN: <text:span text:style-name="T51">3</text:span></text:p>
            <text:p text:style-name="P28">FP: <text:span text:style-name="T16">55</text:span> <text:s/>TN: <text:span text:style-name="T15">0</text:span></text:p>
            <text:p text:style-name="Table_20_Contents"/>
            <text:p text:style-name="P23">it can’t see the distribution of ovelapped data and address the good ones</text:p>
            <text:p text:style-name="P9"/>
            <text:p text:style-name="P27">// using the filtering <text:span text:style-name="T51">it create model like M2</text:span></text:p>
            <text:p text:style-name="P25"/>
            <text:p text:style-name="P9">Similarity: <text:span text:style-name="T15">like old before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58</text:span> <text:s text:c="2"/>FN: <text:span text:style-name="T8">0</text:span></text:p>
            <text:p text:style-name="P29">FP: <text:span text:style-name="T16">55</text:span> <text:s text:c="3"/>TN: <text:span text:style-name="T15">0</text:span></text:p>
            <text:p text:style-name="P77"/>
            <text:p text:style-name="P78">it adds more actions into original model</text:p>
            <text:p text:style-name="P10"/>
            <text:p text:style-name="P10">Similarity: <text:span text:style-name="T15">keep same</text:span></text:p>
          </table:table-cell>
          <table:table-cell table:style-name="Table1.A2" office:value-type="string">
            <text:p text:style-name="P15">????</text:p>
          </table:table-cell>
          <table:table-cell table:style-name="Table1.F2" office:value-type="string">
            <text:p text:style-name="P15">?????</text:p>
            <text:p text:style-name="P15">// <text:span text:style-name="T53">some methods to filter out the noise, or we also consider like the IM, different types, then all data considered, we have then a fine model?? Somehow..</text:span>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30">3.1</text:p>
          </table:table-cell>
          <table:table-cell table:style-name="Table1.A2" office:value-type="string">
            <text:p text:style-name="P30">Add self loop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7">200</text:span> <text:s text:c="2"/>FN: <text:span text:style-name="T8">0</text:span></text:p>
            <text:p text:style-name="P13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/><text:span text:style-name="T17">with silent transition which can be removed from model..</text:span></text:p>
            <text:p text:style-name="P31"><text:span text:style-name="T18">remove non useful silent transition </text:span>?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7">200</text:span> <text:s text:c="2"/>FN: <text:span text:style-name="T8">0</text:span></text:p>
            <text:p text:style-name="P15">FP: <text:span text:style-name="T15">0 </text:span><text:s text:c="4"/>TN: ??</text:p>
            <text:p text:style-name="P15"/>
            <text:p text:style-name="P14">good recall, <text:span text:style-name="T15">good precision</text:span></text:p>
            <text:p text:style-name="P10"/>
            <text:p text:style-name="P10">Similarity: <text:span text:style-name="T17">similar model like IM</text:span></text:p>
          </table:table-cell>
          <table:table-cell table:style-name="Table1.A2" office:value-type="string">
            <text:p text:style-name="P86">df(S,A), df(A,B), df(B,C)</text:p>
          </table:table-cell>
          <table:table-cell table:style-name="Table1.F2" office:value-type="string">
            <text:p text:style-name="P86">df(S,A), df(A,B), df(B,C)</text:p>
            <text:p text:style-name="P86"/>
            <text:p text:style-name="P86">df(B,B),// self-loop but we need to add it into relation, that’s all.</text:p>
          </table:table-cell>
        </table:table-row>
        <table:table-row>
          <table:table-cell table:style-name="Table1.A2" office:value-type="string">
            <text:p text:style-name="P31">3.<text:span text:style-name="T19">2</text:span></text:p>
          </table:table-cell>
          <table:table-cell table:style-name="Table1.A2" office:value-type="string">
            <text:p text:style-name="P14">delete loop but add duplicate events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7">150</text:span> <text:s text:c="2"/>FN: <text:span text:style-name="T8">0</text:span></text:p>
            <text:p text:style-name="P13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9"/>
            <text:p text:style-name="P31">can’t see the duplicate task, consider it as loop</text:p>
            <text:p text:style-name="P31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7">150</text:span> <text:s text:c="2"/>FN: <text:span text:style-name="T8">0</text:span></text:p>
            <text:p text:style-name="P15">FP: ??<text:span text:style-name="T15"> </text:span><text:s text:c="4"/>TN: ?</text:p>
            <text:p text:style-name="P15"/>
            <text:p text:style-name="P14">good recall, <text:span text:style-name="T17">less precision allowing another behavior</text:span></text:p>
            <text:p text:style-name="P10"/>
            <text:p text:style-name="P31">can’t see the duplicate task, consider it as loop</text:p>
            <text:p text:style-name="P31"/>
            <text:p text:style-name="P12">Similarity: </text:p>
            <text:p text:style-name="P26">simple</text:p>
          </table:table-cell>
          <table:table-cell table:style-name="Table1.A2" office:value-type="string">
            <text:p text:style-name="P86">df(S,A), df(A,B), df(B,C), df(B,B)</text:p>
          </table:table-cell>
          <table:table-cell table:style-name="Table1.F2" office:value-type="string">
            <text:p text:style-name="P86">df(S,A), df(A,B), df(B,C)</text:p>
            <text:p text:style-name="P86"/>
            <text:p text:style-name="P86">df(B,B),// we see in pos and neg, then we need to compare distribution?? </text:p>
            <text:p text:style-name="P86">N(df(B,B)) &gt; P(df)(B,B) .. not logic.</text:p>
            <text:p text:style-name="P86"/>
            <text:p text:style-name="P86">// <text:span text:style-name="T55">can’t see it actually.</text:span></text:p>
          </table:table-cell>
        </table:table-row>
        <table:table-row>
          <table:table-cell table:style-name="Table1.A2" office:value-type="string">
            <text:p text:style-name="P31">3.<text:span text:style-name="T20">3</text:span></text:p>
          </table:table-cell>
          <table:table-cell table:style-name="Table1.A2" office:value-type="string">
            <text:p text:style-name="P32"><text:span text:style-name="T20">change</text:span> sequence <text:span text:style-name="T20">to </text:span>2-length loop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7">150</text:span> <text:s text:c="2"/>FN: <text:span text:style-name="T8">0</text:span></text:p>
            <text:p text:style-name="P13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/text:p>
            <text:p text:style-name="P23"><text:soft-page-break/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7">150</text:span> <text:s text:c="2"/>FN: <text:span text:style-name="T8">0</text:span></text:p>
            <text:p text:style-name="P15">FP: ??<text:span text:style-name="T15"> </text:span><text:s text:c="4"/>TN: ?</text:p>
            <text:p text:style-name="P15"/>
            <text:p text:style-name="P14">good recall, <text:span text:style-name="T17">less precision allowing another behavior</text:span></text:p>
            <text:p text:style-name="P10"/>
            <text:p text:style-name="P10"><text:soft-page-break/>Similarity: <text:span text:style-name="T17">keep original sequence and add loop at end</text:span></text:p>
            <text:p text:style-name="P31">complex</text:p>
          </table:table-cell>
          <table:table-cell table:style-name="Table1.A2" office:value-type="string">
            <text:p text:style-name="P87">df(S,A), df(A,B), df(B,C)</text:p>
          </table:table-cell>
          <table:table-cell table:style-name="Table1.F2" office:value-type="string">
            <text:p text:style-name="P87">df(S,A), df(A,B), df(B,C),</text:p>
            <text:p text:style-name="P87"><text:s/></text:p>
            <text:p text:style-name="P96">df(C,B), <text:s/></text:p>
          </table:table-cell>
        </table:table-row>
        <table:table-row>
          <table:table-cell table:style-name="Table1.A2" office:value-type="string">
            <text:p text:style-name="P33">3.<text:span text:style-name="T20">4.1</text:span></text:p>
          </table:table-cell>
          <table:table-cell table:style-name="Table1.A2" office:value-type="string">
            <text:p text:style-name="P14">delete <text:span text:style-name="T19">loop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7">50</text:span> <text:s text:c="2"/>FN: <text:span text:style-name="T8">0</text:span></text:p>
            <text:p text:style-name="P13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31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7">50</text:span> <text:s text:c="2"/>FN: <text:span text:style-name="T8">0</text:span></text:p>
            <text:p text:style-name="P38">FP: ??<text:span text:style-name="T15"> </text:span><text:s text:c="4"/>TN: <text:span text:style-name="T19">100</text:span></text:p>
            <text:p text:style-name="P15"/>
            <text:p text:style-name="P14">good recall, <text:span text:style-name="T19">good precision</text:span></text:p>
            <text:p text:style-name="P31"/>
            <text:p text:style-name="P12">Similarity: <text:span text:style-name="T19">same like IM</text:span></text:p>
            <text:p text:style-name="P26">simple, <text:span text:style-name="T19">quite surprising about the result</text:span></text:p>
          </table:table-cell>
          <table:table-cell table:style-name="Table1.A2" office:value-type="string">
            <text:p text:style-name="P87">df(S,A), df(A,B), df(B,C), <text:span text:style-name="T56">df(C,B), <text:s/></text:span></text:p>
          </table:table-cell>
          <table:table-cell table:style-name="Table1.F2" office:value-type="string">
            <text:p text:style-name="P96">df(P,A), df(A,C)</text:p>
            <text:p text:style-name="P96"/>
            <text:p text:style-name="P97">df(A,B),// <text:span text:style-name="T56">in neg not in pos</text:span></text:p>
            <text:p text:style-name="P97"><text:s/>df(B,C), // <text:span text:style-name="T56">in neg not in pos</text:span></text:p>
            <text:p text:style-name="P97"><text:s/><text:span text:style-name="T56">df(C,B), // in neg not in pos</text:span></text:p>
            <text:p text:style-name="P98">df()</text:p>
          </table:table-cell>
        </table:table-row>
        <table:table-row>
          <table:table-cell table:style-name="Table1.A2" office:value-type="string">
            <text:p text:style-name="P33">3.<text:span text:style-name="T20">4.2</text:span></text:p>
          </table:table-cell>
          <table:table-cell table:style-name="Table1.A2" office:value-type="string">
            <text:p text:style-name="P14">delete <text:span text:style-name="T20">events at end in 2-len loop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0">150</text:span> <text:s text:c="2"/>FN: <text:span text:style-name="T8">0</text:span></text:p>
            <text:p text:style-name="P13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31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0">150</text:span> <text:s text:c="2"/>FN: <text:span text:style-name="T8">0</text:span></text:p>
            <text:p text:style-name="P38">FP: ??<text:span text:style-name="T15"> </text:span><text:s text:c="4"/>TN: <text:span text:style-name="T19">100</text:span></text:p>
            <text:p text:style-name="P15"/>
            <text:p text:style-name="P14">good recall, <text:span text:style-name="T19">good precision</text:span></text:p>
            <text:p text:style-name="P31"/>
            <text:p text:style-name="P12">Similarity: <text:span text:style-name="T19">same like IM</text:span></text:p>
            <text:p text:style-name="P26">simple, <text:span text:style-name="T19">quite surprising about the result</text:span></text:p>
          </table:table-cell>
          <table:table-cell table:style-name="Table1.A2" office:value-type="string">
            <text:p text:style-name="P88">df(S,A), df(A,B), df(B,C), <text:span text:style-name="T56">df(C,B),</text:span></text:p>
          </table:table-cell>
          <table:table-cell table:style-name="Table1.F2" office:value-type="string">
            <text:p text:style-name="P88">df(S,A), df(A,B), </text:p>
            <text:p text:style-name="P88"/>
            <text:p text:style-name="P99">df(B,B) //in pos</text:p>
            <text:p text:style-name="P99"/>
            <text:p text:style-name="P88"><text:span text:style-name="T28">df(B,C),</text:span> // <text:span text:style-name="T57">delete in in neg and ext</text:span></text:p>
            <text:p text:style-name="P88"><text:span text:style-name="T30">df(C,B), </text:span><text:span text:style-name="T56">// delete in neg and ext</text:span></text:p>
          </table:table-cell>
        </table:table-row>
        <table:table-row>
          <table:table-cell table:style-name="Table1.A2" office:value-type="string">
            <text:p text:style-name="P34">3.4.3</text:p>
          </table:table-cell>
          <table:table-cell table:style-name="Table1.A2" office:value-type="string">
            <text:p text:style-name="P14">delete <text:span text:style-name="T20">events in the middle in 2-len loop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0">150</text:span> <text:s text:c="2"/>FN: <text:span text:style-name="T8">0</text:span></text:p>
            <text:p text:style-name="P13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31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0">150</text:span> <text:s text:c="2"/>FN: <text:span text:style-name="T8">0</text:span></text:p>
            <text:p text:style-name="P38">FP: ??<text:span text:style-name="T15"> </text:span><text:s text:c="4"/>TN: <text:span text:style-name="T19">100</text:span></text:p>
            <text:p text:style-name="P15"/>
            <text:p text:style-name="P14">good recall, <text:span text:style-name="T19">good precision</text:span></text:p>
            <text:p text:style-name="P31"/>
            <text:p text:style-name="P12">Similarity: <text:span text:style-name="T20">better than IM but less silent transitions.</text:span></text:p>
            <text:p text:style-name="P26">simple, <text:span text:style-name="T19">quite surprising about the result</text:span></text:p>
          </table:table-cell>
          <table:table-cell table:style-name="Table1.A2" office:value-type="string">
            <text:p text:style-name="P88">df(S,A), df(A,B), df(B,C), <text:span text:style-name="T56">df(C,B),</text:span></text:p>
          </table:table-cell>
          <table:table-cell table:style-name="Table1.F2" office:value-type="string">
            <text:p text:style-name="P90">df(S,A), </text:p>
            <text:p text:style-name="P90"/>
            <text:p text:style-name="P90">df(A,<text:span text:style-name="T58">C</text:span>), // <text:span text:style-name="T59">in pos</text:span></text:p>
            <text:p text:style-name="P99">df(<text:span text:style-name="T58">C</text:span>,<text:span text:style-name="T58">C</text:span>) //in pos</text:p>
            <text:p text:style-name="P99"/>
            <text:p text:style-name="P88"><text:span text:style-name="T28">df(</text:span><text:span text:style-name="T31">A</text:span><text:span text:style-name="T28">,</text:span><text:span text:style-name="T31">B</text:span><text:span text:style-name="T28">),</text:span> // <text:span text:style-name="T57">delete in in neg and ext</text:span></text:p>
            <text:p text:style-name="P88"><text:span text:style-name="T30">df(C,B), </text:span><text:span text:style-name="T56">// delete in neg and ext</text:span></text:p>
            <text:p text:style-name="P89"><text:span text:style-name="T30">df(</text:span><text:span text:style-name="T31">B</text:span><text:span text:style-name="T30">,</text:span><text:span text:style-name="T31">C</text:span><text:span text:style-name="T30">), </text:span><text:span text:style-name="T56">// delete in neg and ext</text:span></text:p>
          </table:table-cell>
        </table:table-row>
        <table:table-row>
          <table:table-cell table:style-name="Table1.A2" office:value-type="string">
            <text:p text:style-name="P34">3.5.1</text:p>
          </table:table-cell>
          <table:table-cell table:style-name="Table1.A2" office:value-type="string">
            <text:p text:style-name="P14">add events in the loop branch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0">150</text:span> <text:s text:c="2"/>FN: <text:span text:style-name="T8">0</text:span></text:p>
            <text:p text:style-name="P13">FP: <text:span text:style-name="T15">0</text:span> <text:s/>TN: <text:span text:style-name="T20">0</text:span></text:p>
            <text:p text:style-name="Table_20_Contents"/>
            <text:p text:style-name="P9">good <text:span text:style-name="T8">recall, good </text:span>precision.</text:p>
            <text:p text:style-name="P31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0">150</text:span> <text:s text:c="2"/>FN: <text:span text:style-name="T8">0</text:span></text:p>
            <text:p text:style-name="P15">FP: ??<text:span text:style-name="T15"> </text:span><text:s text:c="4"/>TN: ?</text:p>
            <text:p text:style-name="P15"/>
            <text:p text:style-name="P14">good recall, <text:span text:style-name="T25">less precision</text:span><text:span text:style-name="T20"> with more behavior</text:span></text:p>
            <text:p text:style-name="P31"/>
            <text:p text:style-name="P12">Similarity: <text:span text:style-name="T21">keep original loop, add D in self loop</text:span></text:p>
          </table:table-cell>
          <table:table-cell table:style-name="Table1.A2" office:value-type="string">
            <text:p text:style-name="P91">df(S,A), df(A,B), df(B,C),<text:span text:style-name="T56">df(B,B),df(A,C)</text:span></text:p>
          </table:table-cell>
          <table:table-cell table:style-name="Table1.F2" office:value-type="string">
            <text:p text:style-name="P92">df(S,A), df(A,B),</text:p>
            <text:p text:style-name="P92"/>
            <text:p text:style-name="P100">df(B,D), df(D,C) // add in pos</text:p>
            <text:p text:style-name="P100"/>
            <text:p text:style-name="P92">df(B,C), // <text:span text:style-name="T60">delete it not in pos</text:span></text:p>
            <text:p text:style-name="P92"/>
            <text:p text:style-name="P93"><text:span text:style-name="T56">df(B,B),??? // what if there is no neg for it, what should we do ?? or there is some neg examples </text:span><text:soft-page-break/><text:span text:style-name="T56">expecting</text:span></text:p>
            <text:p text:style-name="P93"/>
            <text:p text:style-name="P93"><text:span text:style-name="T61">one rule is : pos has this transition, then keep it.. </text:span></text:p>
            <text:p text:style-name="P101">df(B,B) // in ext, pos has the transition, then keep it..</text:p>
          </table:table-cell>
        </table:table-row>
        <table:table-row>
          <table:table-cell table:style-name="Table1.A2" office:value-type="string">
            <text:p text:style-name="P34">3.5.2</text:p>
          </table:table-cell>
          <table:table-cell table:style-name="Table1.A2" office:value-type="string">
            <text:p text:style-name="P14">add events in parallel relation in the loo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0">250</text:span> <text:s text:c="2"/>FN: <text:span text:style-name="T8">0</text:span></text:p>
            <text:p text:style-name="P13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31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0">250</text:span> <text:s text:c="2"/>FN: <text:span text:style-name="T8">0</text:span></text:p>
            <text:p text:style-name="P15">FP: ??<text:span text:style-name="T15"> </text:span><text:s text:c="4"/>TN: ?</text:p>
            <text:p text:style-name="P15"/>
            <text:p text:style-name="P14">good recall, <text:span text:style-name="T25">less precision </text:span><text:span text:style-name="T20">with more behavior</text:span></text:p>
            <text:p text:style-name="P31"/>
            <text:p text:style-name="P12">Similarity: <text:span text:style-name="T21">keep original loop, <text:s/>add D in self loop</text:span></text:p>
          </table:table-cell>
          <table:table-cell table:style-name="Table1.A2" office:value-type="string">
            <text:p text:style-name="P94">df(S,A), df(A,B), df(B,C), <text:span text:style-name="T56">df(B,B), df(A,C)</text:span></text:p>
          </table:table-cell>
          <table:table-cell table:style-name="Table1.F2" office:value-type="string">
            <text:p text:style-name="P94">df(S,A), df(A,B), df(B,C), <text:span text:style-name="T56">df(A,C)</text:span></text:p>
            <text:p text:style-name="P94"/>
            <text:p text:style-name="P102">df(B,D), df(D,B), df(D,C),df(A,D)// in pos</text:p>
            <text:p text:style-name="P102"/>
            <text:p text:style-name="P94"><text:span text:style-name="T56">df(B,B), // ext but not in pos keep it, but actually we need to delete it // </text:span></text:p>
            <text:p text:style-name="P94">?? </text:p>
          </table:table-cell>
        </table:table-row>
        <table:table-row>
          <table:table-cell table:style-name="Table1.A2" office:value-type="string">
            <text:p text:style-name="P35">3.6</text:p>
          </table:table-cell>
          <table:table-cell table:style-name="Table1.A2" office:value-type="string">
            <text:p text:style-name="P14">modify order in a loo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2">100</text:span> <text:s text:c="2"/>FN: <text:span text:style-name="T8">0</text:span></text:p>
            <text:p text:style-name="P13">FP: <text:span text:style-name="T15">0</text:span> <text:s/>TN: <text:span text:style-name="T22">100</text:span></text:p>
            <text:p text:style-name="Table_20_Contents"/>
            <text:p text:style-name="P9">good <text:span text:style-name="T8">recall, good </text:span>precision.</text:p>
            <text:p text:style-name="P31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2">100</text:span> <text:s text:c="2"/>FN: <text:span text:style-name="T8">0</text:span></text:p>
            <text:p text:style-name="P15">FP: ??<text:span text:style-name="T15"> </text:span><text:s text:c="4"/>TN: <text:span text:style-name="T22">100</text:span></text:p>
            <text:p text:style-name="P15"/>
            <text:p text:style-name="P14">good recall, <text:span text:style-name="T25">less precision</text:span><text:span text:style-name="T20"> with more behavior</text:span></text:p>
            <text:p text:style-name="P31"/>
            <text:p text:style-name="P12">Similarity: <text:span text:style-name="T21">keep original loop, <text:s/>add silent transition in loop to change order</text:span></text:p>
          </table:table-cell>
          <table:table-cell table:style-name="Table1.A2" office:value-type="string">
            <text:p text:style-name="P95">df(S,A), df(A,B), df(B,C), <text:span text:style-name="T56">df(C,B), </text:span></text:p>
          </table:table-cell>
          <table:table-cell table:style-name="Table1.F2" office:value-type="string">
            <text:p text:style-name="P95">df(S,A), <text:s/></text:p>
            <text:p text:style-name="P95"/>
            <text:p text:style-name="P103">df(A,C) // in pos not in ext</text:p>
            <text:p text:style-name="P95"/>
            <text:p text:style-name="P95"><text:span text:style-name="T28">df(A,B),</text:span>// <text:span text:style-name="T62">in ext and neg</text:span></text:p>
            <text:p text:style-name="P103">df(B,C) , df(C,B)// in neg and pos, keep it</text:p>
            <text:p text:style-name="P103"/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36">4.1</text:p>
          </table:table-cell>
          <table:table-cell table:style-name="Table1.A2" office:value-type="string">
            <text:p text:style-name="P14">add global dependency to mod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2">100</text:span> <text:s text:c="2"/>FN: <text:span text:style-name="T8">0</text:span></text:p>
            <text:p text:style-name="P28">FP: <text:span text:style-name="T23">100</text:span> <text:s/>TN: </text:p>
            <text:p text:style-name="Table_20_Contents"/>
            <text:p text:style-name="P9">good <text:span text:style-name="T8">recall, less </text:span>precision.</text:p>
            <text:p text:style-name="P31"/>
            <text:p text:style-name="P24"><text:s/>couldn’t see the global dependency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2">100</text:span> <text:s text:c="2"/>FN: <text:span text:style-name="T8">0</text:span></text:p>
            <text:p text:style-name="P29">FP: <text:span text:style-name="T23">100</text:span> <text:s text:c="3"/>TN: <text:span text:style-name="T23">0</text:span></text:p>
            <text:p text:style-name="P15"/>
            <text:p text:style-name="P14">good recall, <text:span text:style-name="T25">less precision</text:span><text:span text:style-name="T20"> with more behavior</text:span></text:p>
            <text:p text:style-name="P31"/>
            <text:p text:style-name="P12"><text:s/>couldn’t see the global dependency</text:p>
          </table:table-cell>
          <table:table-cell table:style-name="Table1.A2" office:value-type="string">
            <text:p text:style-name="P104">df(S,A), df(A,C), df(C,D), </text:p>
            <text:p text:style-name="P104">df(S,B), df(B,C), df(C,E),</text:p>
            <text:p text:style-name="P104"/>
          </table:table-cell>
          <table:table-cell table:style-name="Table1.F2" office:value-type="string">
            <text:p text:style-name="P104">df(S,A), df(A,C), df(C,D), </text:p>
            <text:p text:style-name="P104">df(S,B), df(B,C), df(C,E),</text:p>
            <text:p text:style-name="P104">// we deal with it at post processing, if we check out the free choice structure, then we go to neg examples, if </text:p>
            <text:p text:style-name="P104">df(C,E) // in neg not in ext, to avoid it, we add one place from A to D,to choose other choice</text:p>
            <text:p text:style-name="P104">df(C,D) // choose another choice, not this one</text:p>
          </table:table-cell>
        </table:table-row>
        <text:soft-page-break/>
        <table:table-row>
          <table:table-cell table:style-name="Table1.A2" office:value-type="string">
            <text:p text:style-name="P37">4.2</text:p>
          </table:table-cell>
          <table:table-cell table:style-name="Table1.A2" office:value-type="string">
            <text:p text:style-name="P14"><text:span text:style-name="T23">Change </text:span>global dependency <text:span text:style-name="T23">structure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2">100</text:span> <text:s text:c="2"/>FN: <text:span text:style-name="T8">0</text:span></text:p>
            <text:p text:style-name="P28">FP: <text:span text:style-name="T23">100</text:span> <text:s/>TN: </text:p>
            <text:p text:style-name="Table_20_Contents"/>
            <text:p text:style-name="P9">good <text:span text:style-name="T8">recall, less </text:span>precision.</text:p>
            <text:p text:style-name="P31"/>
            <text:p text:style-name="P24"><text:s/>couldn’t see the global dependency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2">100</text:span> <text:s text:c="2"/>FN: <text:span text:style-name="T8">0</text:span></text:p>
            <text:p text:style-name="P29">FP: <text:span text:style-name="T23">100</text:span> <text:s text:c="3"/>TN: <text:span text:style-name="T23">0</text:span></text:p>
            <text:p text:style-name="P15"/>
            <text:p text:style-name="P14">good recall, <text:span text:style-name="T20">less precision with more behavior</text:span></text:p>
            <text:p text:style-name="P31"/>
            <text:p text:style-name="P12"><text:s/>couldn’t see the global dependency, <text:span text:style-name="T23">couldn’t change sturcture</text:span></text:p>
          </table:table-cell>
          <table:table-cell table:style-name="Table1.A2" office:value-type="string">
            <text:p text:style-name="P105">df(S,A), df(A,C), df(C,<text:span text:style-name="T63">E</text:span>), <text:s/></text:p>
            <text:p text:style-name="P105">df(S,B), df(B,C), df(C,<text:span text:style-name="T63">D</text:span>),</text:p>
          </table:table-cell>
          <table:table-cell table:style-name="Table1.F2" office:value-type="string">
            <text:p text:style-name="P107"/>
          </table:table-cell>
        </table:table-row>
        <table:table-row>
          <table:table-cell table:style-name="Table1.A2" office:value-type="string">
            <text:p text:style-name="P37">4.3</text:p>
          </table:table-cell>
          <table:table-cell table:style-name="Table1.A2" office:value-type="string">
            <text:p text:style-name="P14"><text:span text:style-name="T23">delete </text:span>global dependency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3">200</text:span> <text:s text:c="2"/>FN: <text:span text:style-name="T8">0</text:span></text:p>
            <text:p text:style-name="P13">FP: <text:span text:style-name="T23">0</text:span> <text:s/>TN: <text:span text:style-name="T23">0</text:span></text:p>
            <text:p text:style-name="Table_20_Contents"/>
            <text:p text:style-name="P9">good <text:span text:style-name="T8">recall, good </text:span>precision.</text:p>
            <text:p text:style-name="P31"/>
            <text:p text:style-name="P24"><text:s/>couldn’t see the global dependency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3">200</text:span> <text:s text:c="2"/>FN: <text:span text:style-name="T8">0</text:span></text:p>
            <text:p text:style-name="P15">FP: ?? <text:s text:c="3"/>TN: <text:span text:style-name="T23">0</text:span></text:p>
            <text:p text:style-name="P15"/>
            <text:p text:style-name="P14">good recall, <text:span text:style-name="T20">less precision with more behavior</text:span></text:p>
            <text:p text:style-name="P31"/>
            <text:p text:style-name="P12"><text:s/>couldn’t see the global dependency</text:p>
          </table:table-cell>
          <table:table-cell table:style-name="Table1.A2" office:value-type="string">
            <text:p text:style-name="P106">df(S,A), df(A,C), df(C,<text:span text:style-name="T63">E</text:span>), <text:s/></text:p>
            <text:p text:style-name="P106">df(S,B), df(B,C), df(C,<text:span text:style-name="T63">D</text:span>),</text:p>
          </table:table-cell>
          <table:table-cell table:style-name="Table1.F2" office:value-type="string">
            <text:p text:style-name="P15"/>
          </table:table-cell>
        </table:table-row>
      </table:table>
      <text:p text:style-name="Standard"/>
      <text:p text:style-name="Standard"/>
      <text:p text:style-name="P5">From above experiments, we can see:</text:p>
      <text:p text:style-name="P5"/>
      <text:p text:style-name="P54">Performance side for non-overlap data: </text:p>
      <text:p text:style-name="P2"><text:span text:style-name="T7"><text:tab/></text:span><text:span text:style-name="T2">True Positive:</text:span><text:span text:style-name="T3"> </text:span><text:span text:style-name="T4"><text:s/>two methods try to fit it well.</text:span></text:p>
      <text:p text:style-name="P1"><text:span text:style-name="T7"><text:tab/></text:span><text:span text:style-name="T5">True Negative:</text:span><text:span text:style-name="T6"> </text:span></text:p>
      <text:p text:style-name="P1"><text:span text:style-name="T7"><text:tab/></text:span><text:span text:style-name="T5">False Positive:</text:span></text:p>
      <text:p text:style-name="P1"><text:span text:style-name="T7"><text:tab/></text:span><text:span text:style-name="T5">False Negative</text:span><text:span text:style-name="T2">:</text:span></text:p>
      <text:p text:style-name="P3">Overlapped data</text:p>
      <text:p text:style-name="P4">Overlap traces, using positive, model has</text:p>
      <text:p text:style-name="P4">Overlap traces, using complement positive, model </text:p>
      <text:p text:style-name="P4">(few data, then high precision lower accuracy and F1-score), </text:p>
      <text:p text:style-name="P4">more data, ? How’s the result??? </text:p>
      <text:p text:style-name="P3">Data With noise (unfit traces) </text:p>
      <text:p text:style-name="P5"/>
      <text:p text:style-name="P6">Should we create some coordinate to present the results, for recall, precision parts and other values?? </text:p>
      <text:p text:style-name="P6">and then we see that different cases, but always that, inductive miner has higher recall and precision than repair model, but for similarity side, not like this.. </text:p>
      <text:p text:style-name="P6">How to compare the similarity distance ??</text:p>
      <text:p text:style-name="P7">Don’t want to do more tests, that also what I want, but now having a lot of problems, worthy it?? Must use more times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5f_1" style:display-name="Default_1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" style:display-name="Object with no fill and no line_1" style:family="paragraph" style:parent-style-name="Default_5f_1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1" style:display-name="Default_1_1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_5f_1" style:display-name="Object with no fill and no line_1_1" style:family="paragraph" style:parent-style-name="Default_5f_1_5f_1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c__20_Content_7e_LT_7e_Gliederung_20_1" style:display-name="Title, Conten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Gliederung_20_2" style:display-name="Title, Content~LT~Gliederung 2" style:family="paragraph" style:parent-style-name="Title_2c__20_Conten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7e_LT_7e_Gliederung_20_3" style:display-name="Title, Content~LT~Gliederung 3" style:family="paragraph" style:parent-style-name="Title_2c__20_Conten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7e_LT_7e_Gliederung_20_4" style:display-name="Title, Content~LT~Gliederung 4" style:family="paragraph" style:parent-style-name="Title_2c__20_Conten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5" style:display-name="Title, Content~LT~Gliederung 5" style:family="paragraph" style:parent-style-name="Title_2c__20_Conten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6" style:display-name="Title, Content~LT~Gliederung 6" style:family="paragraph" style:parent-style-name="Title_2c__20_Conten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7" style:display-name="Title, Content~LT~Gliederung 7" style:family="paragraph" style:parent-style-name="Title_2c__20_Conten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8" style:display-name="Title, Content~LT~Gliederung 8" style:family="paragraph" style:parent-style-name="Title_2c__20_Conten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9" style:display-name="Title, Content~LT~Gliederung 9" style:family="paragraph" style:parent-style-name="Title_2c__20_Conten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Titel" style:display-name="Title,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Untertitel" style:display-name="Title,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Notizen" style:display-name="Title,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Hintergrundobjekte" style:display-name="Title,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Content_7e_LT_7e_Hintergrund" style:display-name="Title,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6:33:37.016088136</meta:creation-date>
    <dc:date>2018-09-24T17:36:45.144739499</dc:date>
    <meta:editing-duration>PT5H41M39S</meta:editing-duration>
    <meta:editing-cycles>59</meta:editing-cycles>
    <meta:generator>LibreOffice/6.0.3.2$Linux_X86_64 LibreOffice_project/00m0$Build-2</meta:generator>
    <meta:document-statistic meta:table-count="1" meta:image-count="0" meta:object-count="0" meta:page-count="10" meta:paragraph-count="659" meta:word-count="3003" meta:character-count="17681" meta:non-whitespace-character-count="14873"/>
  </office:meta>
</office:document-meta>
</file>